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77.63pt" svg:height="469.08pt" svg:x="734.77pt" svg:y="26.36pt">
            <loext:p draw:notify-on-update-of-ranges="Sheet1.B1:Sheet1.B1 Sheet1.B2:Sheet1.B52 Sheet1.C1:Sheet1.C1 Sheet1.C2:Sheet1.C52 Sheet1.D1:Sheet1.D1 Sheet1.D2:Sheet1.D52 Sheet1.G1:Sheet1.G1 Sheet1.G2:Sheet1.G52 Sheet1.I1:Sheet1.I1 Sheet1.I2:Sheet1.I52 Sheet1.J1:Sheet1.J1 Sheet1.J2:Sheet1.J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77.63pt" svg:height="469.08pt" svg:x="848.38pt" svg:y="594.82pt">
            <loext:p draw:notify-on-update-of-ranges="Sheet1.B54:Sheet1.B54 Sheet1.B55:Sheet1.B105 Sheet1.C54:Sheet1.C54 Sheet1.C55:Sheet1.C105 Sheet1.D54:Sheet1.D54 Sheet1.D55:Sheet1.D105 Sheet1.G54:Sheet1.G54 Sheet1.G55:Sheet1.G105 Sheet1.I54:Sheet1.I54 Sheet1.I55:Sheet1.I105 Sheet1.J54:Sheet1.J54 Sheet1.J55:Sheet1.J1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77.63pt" svg:height="469.08pt" svg:x="862.44pt" svg:y="1091.79pt">
            <loext:p draw:notify-on-update-of-ranges="Sheet1.B55:Sheet1.B105 Sheet1.C54:Sheet1.C54 Sheet1.C55:Sheet1.C105 Sheet1.D54:Sheet1.D54 Sheet1.D55:Sheet1.D105 Sheet1.G54:Sheet1.G54 Sheet1.G55:Sheet1.G105 Sheet1.I54:Sheet1.I54 Sheet1.I55:Sheet1.I105 Sheet1.J54:Sheet1.J54 Sheet1.J55:Sheet1.J10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lockwise Scan SGD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1n1</text:p>
          </table:table-cell>
          <table:table-cell office:value-type="string" calcext:value-type="string">
            <text:p>B64n1 (0.1%)</text:p>
          </table:table-cell>
          <table:table-cell office:value-type="string" calcext:value-type="string">
            <text:p>b64n2</text:p>
          </table:table-cell>
          <table:table-cell office:value-type="string" calcext:value-type="string">
            <text:p>b64n4</text:p>
          </table:table-cell>
          <table:table-cell office:value-type="string" calcext:value-type="string">
            <text:p>B64n8 (1,5%)</text:p>
          </table:table-cell>
          <table:table-cell office:value-type="string" calcext:value-type="string">
            <text:p>b64n16</text:p>
          </table:table-cell>
          <table:table-cell office:value-type="string" calcext:value-type="string">
            <text:p>B64n32 (6.2 %)</text:p>
          </table:table-cell>
          <table:table-cell office:value-type="string" calcext:value-type="string">
            <text:p>B64n64 (12,5%)</text:p>
          </table:table-cell>
        </table:table-row>
        <table:table-row table:style-name="ro1">
          <table:table-cell office:value-type="string" calcext:value-type="string">
            <text:p>Step Size = 0.0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693317" calcext:value-type="float">
            <text:p>0.693317</text:p>
          </table:table-cell>
        </table:table-row>
        <table:table-row table:style-name="ro1">
          <table:table-cell office:value-type="string" calcext:value-type="string">
            <text:p>b: block size</text:p>
          </table:table-cell>
          <table:table-cell office:value-type="float" office:value="1" calcext:value-type="float">
            <text:p>1</text:p>
          </table:table-cell>
          <table:table-cell office:value-type="float" office:value="0.142317" calcext:value-type="float">
            <text:p>0.142317</text:p>
          </table:table-cell>
          <table:table-cell office:value-type="float" office:value="0.207782" calcext:value-type="float">
            <text:p>0.207782</text:p>
          </table:table-cell>
          <table:table-cell office:value-type="float" office:value="0.197483" calcext:value-type="float">
            <text:p>0.197483</text:p>
          </table:table-cell>
          <table:table-cell office:value-type="float" office:value="0.200058" calcext:value-type="float">
            <text:p>0.200058</text:p>
          </table:table-cell>
          <table:table-cell office:value-type="float" office:value="0.202767" calcext:value-type="float">
            <text:p>0.202767</text:p>
          </table:table-cell>
          <table:table-cell office:value-type="float" office:value="0.142646" calcext:value-type="float">
            <text:p>0.142646</text:p>
          </table:table-cell>
          <table:table-cell office:value-type="float" office:value="0.148593" calcext:value-type="float">
            <text:p>0.148593</text:p>
          </table:table-cell>
          <table:table-cell office:value-type="float" office:value="0.147729" calcext:value-type="float">
            <text:p>0.147729</text:p>
          </table:table-cell>
        </table:table-row>
        <table:table-row table:style-name="ro1">
          <table:table-cell office:value-type="string" calcext:value-type="string">
            <text:p>n: number of blocks</text:p>
          </table:table-cell>
          <table:table-cell office:value-type="float" office:value="2" calcext:value-type="float">
            <text:p>2</text:p>
          </table:table-cell>
          <table:table-cell office:value-type="float" office:value="0.141257" calcext:value-type="float">
            <text:p>0.141257</text:p>
          </table:table-cell>
          <table:table-cell office:value-type="float" office:value="0.160738" calcext:value-type="float">
            <text:p>0.160738</text:p>
          </table:table-cell>
          <table:table-cell office:value-type="float" office:value="0.411885" calcext:value-type="float">
            <text:p>0.411885</text:p>
          </table:table-cell>
          <table:table-cell office:value-type="float" office:value="0.233566" calcext:value-type="float">
            <text:p>0.233566</text:p>
          </table:table-cell>
          <table:table-cell office:value-type="float" office:value="0.190165" calcext:value-type="float">
            <text:p>0.190165</text:p>
          </table:table-cell>
          <table:table-cell office:value-type="float" office:value="0.17085" calcext:value-type="float">
            <text:p>0.17085</text:p>
          </table:table-cell>
          <table:table-cell office:value-type="float" office:value="0.164965" calcext:value-type="float">
            <text:p>0.164965</text:p>
          </table:table-cell>
          <table:table-cell office:value-type="float" office:value="0.145971" calcext:value-type="float">
            <text:p>0.14597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7653" calcext:value-type="float">
            <text:p>0.137653</text:p>
          </table:table-cell>
          <table:table-cell office:value-type="float" office:value="0.251296" calcext:value-type="float">
            <text:p>0.251296</text:p>
          </table:table-cell>
          <table:table-cell office:value-type="float" office:value="0.25024" calcext:value-type="float">
            <text:p>0.25024</text:p>
          </table:table-cell>
          <table:table-cell office:value-type="float" office:value="0.250968" calcext:value-type="float">
            <text:p>0.250968</text:p>
          </table:table-cell>
          <table:table-cell office:value-type="float" office:value="0.241937" calcext:value-type="float">
            <text:p>0.241937</text:p>
          </table:table-cell>
          <table:table-cell office:value-type="float" office:value="0.221094" calcext:value-type="float">
            <text:p>0.221094</text:p>
          </table:table-cell>
          <table:table-cell office:value-type="float" office:value="0.139389" calcext:value-type="float">
            <text:p>0.139389</text:p>
          </table:table-cell>
          <table:table-cell office:value-type="float" office:value="0.137772" calcext:value-type="float">
            <text:p>0.13777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39416" calcext:value-type="float">
            <text:p>0.139416</text:p>
          </table:table-cell>
          <table:table-cell office:value-type="float" office:value="0.240054" calcext:value-type="float">
            <text:p>0.24005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9403" calcext:value-type="float">
            <text:p>0.229403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216016" calcext:value-type="float">
            <text:p>0.216016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71183" calcext:value-type="float">
            <text:p>0.1711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6779" calcext:value-type="float">
            <text:p>0.136779</text:p>
          </table:table-cell>
          <table:table-cell office:value-type="float" office:value="0.138821" calcext:value-type="float">
            <text:p>0.138821</text:p>
          </table:table-cell>
          <table:table-cell office:value-type="float" office:value="0.139111" calcext:value-type="float">
            <text:p>0.139111</text:p>
          </table:table-cell>
          <table:table-cell office:value-type="float" office:value="0.220004" calcext:value-type="float">
            <text:p>0.220004</text:p>
          </table:table-cell>
          <table:table-cell office:value-type="float" office:value="0.157782" calcext:value-type="float">
            <text:p>0.157782</text:p>
          </table:table-cell>
          <table:table-cell office:value-type="float" office:value="0.13763" calcext:value-type="float">
            <text:p>0.13763</text:p>
          </table:table-cell>
          <table:table-cell office:value-type="float" office:value="0.136812" calcext:value-type="float">
            <text:p>0.136812</text:p>
          </table:table-cell>
          <table:table-cell office:value-type="float" office:value="0.137488" calcext:value-type="float">
            <text:p>0.13748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36158" calcext:value-type="float">
            <text:p>0.136158</text:p>
          </table:table-cell>
          <table:table-cell office:value-type="float" office:value="0.244967" calcext:value-type="float">
            <text:p>0.244967</text:p>
          </table:table-cell>
          <table:table-cell office:value-type="float" office:value="0.245394" calcext:value-type="float">
            <text:p>0.245394</text:p>
          </table:table-cell>
          <table:table-cell office:value-type="float" office:value="0.245719" calcext:value-type="float">
            <text:p>0.245719</text:p>
          </table:table-cell>
          <table:table-cell office:value-type="float" office:value="0.233682" calcext:value-type="float">
            <text:p>0.233682</text:p>
          </table:table-cell>
          <table:table-cell office:value-type="float" office:value="0.212094" calcext:value-type="float">
            <text:p>0.212094</text:p>
          </table:table-cell>
          <table:table-cell office:value-type="float" office:value="0.141896" calcext:value-type="float">
            <text:p>0.141896</text:p>
          </table:table-cell>
          <table:table-cell office:value-type="float" office:value="0.135978" calcext:value-type="float">
            <text:p>0.1359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35394" calcext:value-type="float">
            <text:p>0.135394</text:p>
          </table:table-cell>
          <table:table-cell office:value-type="float" office:value="0.250409" calcext:value-type="float">
            <text:p>0.250409</text:p>
          </table:table-cell>
          <table:table-cell office:value-type="float" office:value="0.247623" calcext:value-type="float">
            <text:p>0.247623</text:p>
          </table:table-cell>
          <table:table-cell office:value-type="float" office:value="0.242007" calcext:value-type="float">
            <text:p>0.242007</text:p>
          </table:table-cell>
          <table:table-cell office:value-type="float" office:value="0.232312" calcext:value-type="float">
            <text:p>0.232312</text:p>
          </table:table-cell>
          <table:table-cell office:value-type="float" office:value="0.227257" calcext:value-type="float">
            <text:p>0.227257</text:p>
          </table:table-cell>
          <table:table-cell office:value-type="float" office:value="0.135613" calcext:value-type="float">
            <text:p>0.135613</text:p>
          </table:table-cell>
          <table:table-cell office:value-type="float" office:value="0.13537" calcext:value-type="float">
            <text:p>0.1353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3485" calcext:value-type="float">
            <text:p>0.13485</text:p>
          </table:table-cell>
          <table:table-cell office:value-type="float" office:value="0.145561" calcext:value-type="float">
            <text:p>0.145561</text:p>
          </table:table-cell>
          <table:table-cell office:value-type="float" office:value="0.14978" calcext:value-type="float">
            <text:p>0.14978</text:p>
          </table:table-cell>
          <table:table-cell office:value-type="float" office:value="0.150802" calcext:value-type="float">
            <text:p>0.150802</text:p>
          </table:table-cell>
          <table:table-cell office:value-type="float" office:value="0.140035" calcext:value-type="float">
            <text:p>0.140035</text:p>
          </table:table-cell>
          <table:table-cell office:value-type="float" office:value="0.151299" calcext:value-type="float">
            <text:p>0.151299</text:p>
          </table:table-cell>
          <table:table-cell office:value-type="float" office:value="0.138711" calcext:value-type="float">
            <text:p>0.138711</text:p>
          </table:table-cell>
          <table:table-cell office:value-type="float" office:value="0.137617" calcext:value-type="float">
            <text:p>0.13761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36276" calcext:value-type="float">
            <text:p>0.136276</text:p>
          </table:table-cell>
          <table:table-cell office:value-type="float" office:value="0.237226" calcext:value-type="float">
            <text:p>0.237226</text:p>
          </table:table-cell>
          <table:table-cell office:value-type="float" office:value="0.237649" calcext:value-type="float">
            <text:p>0.237649</text:p>
          </table:table-cell>
          <table:table-cell office:value-type="float" office:value="0.238287" calcext:value-type="float">
            <text:p>0.238287</text:p>
          </table:table-cell>
          <table:table-cell office:value-type="float" office:value="0.232154" calcext:value-type="float">
            <text:p>0.232154</text:p>
          </table:table-cell>
          <table:table-cell office:value-type="float" office:value="0.206303" calcext:value-type="float">
            <text:p>0.206303</text:p>
          </table:table-cell>
          <table:table-cell office:value-type="float" office:value="0.147369" calcext:value-type="float">
            <text:p>0.147369</text:p>
          </table:table-cell>
          <table:table-cell office:value-type="float" office:value="0.134468" calcext:value-type="float">
            <text:p>0.13446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6919" calcext:value-type="float">
            <text:p>0.136919</text:p>
          </table:table-cell>
          <table:table-cell office:value-type="float" office:value="0.180362" calcext:value-type="float">
            <text:p>0.180362</text:p>
          </table:table-cell>
          <table:table-cell office:value-type="float" office:value="0.17456" calcext:value-type="float">
            <text:p>0.17456</text:p>
          </table:table-cell>
          <table:table-cell office:value-type="float" office:value="0.167047" calcext:value-type="float">
            <text:p>0.167047</text:p>
          </table:table-cell>
          <table:table-cell office:value-type="float" office:value="0.142003" calcext:value-type="float">
            <text:p>0.142003</text:p>
          </table:table-cell>
          <table:table-cell office:value-type="float" office:value="0.134498" calcext:value-type="float">
            <text:p>0.134498</text:p>
          </table:table-cell>
          <table:table-cell office:value-type="float" office:value="0.152583" calcext:value-type="float">
            <text:p>0.152583</text:p>
          </table:table-cell>
          <table:table-cell office:value-type="float" office:value="0.134921" calcext:value-type="float">
            <text:p>0.13492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38866" calcext:value-type="float">
            <text:p>0.138866</text:p>
          </table:table-cell>
          <table:table-cell office:value-type="float" office:value="0.159914" calcext:value-type="float">
            <text:p>0.159914</text:p>
          </table:table-cell>
          <table:table-cell office:value-type="float" office:value="0.162317" calcext:value-type="float">
            <text:p>0.162317</text:p>
          </table:table-cell>
          <table:table-cell office:value-type="float" office:value="0.148719" calcext:value-type="float">
            <text:p>0.148719</text:p>
          </table:table-cell>
          <table:table-cell office:value-type="float" office:value="0.151845" calcext:value-type="float">
            <text:p>0.151845</text:p>
          </table:table-cell>
          <table:table-cell office:value-type="float" office:value="0.136667" calcext:value-type="float">
            <text:p>0.136667</text:p>
          </table:table-cell>
          <table:table-cell office:value-type="float" office:value="0.137812" calcext:value-type="float">
            <text:p>0.137812</text:p>
          </table:table-cell>
          <table:table-cell office:value-type="float" office:value="0.146949" calcext:value-type="float">
            <text:p>0.14694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35079" calcext:value-type="float">
            <text:p>0.135079</text:p>
          </table:table-cell>
          <table:table-cell office:value-type="float" office:value="0.260841" calcext:value-type="float">
            <text:p>0.260841</text:p>
          </table:table-cell>
          <table:table-cell office:value-type="float" office:value="0.258711" calcext:value-type="float">
            <text:p>0.258711</text:p>
          </table:table-cell>
          <table:table-cell office:value-type="float" office:value="0.252894" calcext:value-type="float">
            <text:p>0.252894</text:p>
          </table:table-cell>
          <table:table-cell office:value-type="float" office:value="0.245299" calcext:value-type="float">
            <text:p>0.245299</text:p>
          </table:table-cell>
          <table:table-cell office:value-type="float" office:value="0.223222" calcext:value-type="float">
            <text:p>0.223222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0.14206" calcext:value-type="float">
            <text:p>0.1420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13513" calcext:value-type="float">
            <text:p>0.13513</text:p>
          </table:table-cell>
          <table:table-cell office:value-type="float" office:value="0.185251" calcext:value-type="float">
            <text:p>0.185251</text:p>
          </table:table-cell>
          <table:table-cell office:value-type="float" office:value="0.190238" calcext:value-type="float">
            <text:p>0.190238</text:p>
          </table:table-cell>
          <table:table-cell office:value-type="float" office:value="0.179559" calcext:value-type="float">
            <text:p>0.179559</text:p>
          </table:table-cell>
          <table:table-cell office:value-type="float" office:value="0.177133" calcext:value-type="float">
            <text:p>0.177133</text:p>
          </table:table-cell>
          <table:table-cell office:value-type="float" office:value="0.134224" calcext:value-type="float">
            <text:p>0.134224</text:p>
          </table:table-cell>
          <table:table-cell office:value-type="float" office:value="0.141092" calcext:value-type="float">
            <text:p>0.141092</text:p>
          </table:table-cell>
          <table:table-cell office:value-type="float" office:value="0.135546" calcext:value-type="float">
            <text:p>0.13554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33506" calcext:value-type="float">
            <text:p>0.133506</text:p>
          </table:table-cell>
          <table:table-cell office:value-type="float" office:value="0.255585" calcext:value-type="float">
            <text:p>0.255585</text:p>
          </table:table-cell>
          <table:table-cell office:value-type="float" office:value="0.257456" calcext:value-type="float">
            <text:p>0.257456</text:p>
          </table:table-cell>
          <table:table-cell office:value-type="float" office:value="0.256063" calcext:value-type="float">
            <text:p>0.256063</text:p>
          </table:table-cell>
          <table:table-cell office:value-type="float" office:value="0.256544" calcext:value-type="float">
            <text:p>0.256544</text:p>
          </table:table-cell>
          <table:table-cell office:value-type="float" office:value="0.256777" calcext:value-type="float">
            <text:p>0.256777</text:p>
          </table:table-cell>
          <table:table-cell office:value-type="float" office:value="0.259085" calcext:value-type="float">
            <text:p>0.259085</text:p>
          </table:table-cell>
          <table:table-cell office:value-type="float" office:value="0.134306" calcext:value-type="float">
            <text:p>0.13430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133566" calcext:value-type="float">
            <text:p>0.133566</text:p>
          </table:table-cell>
          <table:table-cell office:value-type="float" office:value="0.136274" calcext:value-type="float">
            <text:p>0.136274</text:p>
          </table:table-cell>
          <table:table-cell office:value-type="float" office:value="0.13506" calcext:value-type="float">
            <text:p>0.13506</text:p>
          </table:table-cell>
          <table:table-cell office:value-type="float" office:value="0.162837" calcext:value-type="float">
            <text:p>0.162837</text:p>
          </table:table-cell>
          <table:table-cell office:value-type="float" office:value="0.142468" calcext:value-type="float">
            <text:p>0.142468</text:p>
          </table:table-cell>
          <table:table-cell office:value-type="float" office:value="0.134382" calcext:value-type="float">
            <text:p>0.134382</text:p>
          </table:table-cell>
          <table:table-cell office:value-type="float" office:value="0.133537" calcext:value-type="float">
            <text:p>0.133537</text:p>
          </table:table-cell>
          <table:table-cell office:value-type="float" office:value="0.134058" calcext:value-type="float">
            <text:p>0.1340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34206" calcext:value-type="float">
            <text:p>0.134206</text:p>
          </table:table-cell>
          <table:table-cell office:value-type="float" office:value="0.228278" calcext:value-type="float">
            <text:p>0.228278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21727" calcext:value-type="float">
            <text:p>0.21727</text:p>
          </table:table-cell>
          <table:table-cell office:value-type="float" office:value="0.199544" calcext:value-type="float">
            <text:p>0.199544</text:p>
          </table:table-cell>
          <table:table-cell office:value-type="float" office:value="0.134281" calcext:value-type="float">
            <text:p>0.134281</text:p>
          </table:table-cell>
          <table:table-cell office:value-type="float" office:value="0.14006" calcext:value-type="float">
            <text:p>0.14006</text:p>
          </table:table-cell>
          <table:table-cell office:value-type="float" office:value="0.13349" calcext:value-type="float">
            <text:p>0.1334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159697" calcext:value-type="float">
            <text:p>0.159697</text:p>
          </table:table-cell>
          <table:table-cell office:value-type="float" office:value="0.258398" calcext:value-type="float">
            <text:p>0.258398</text:p>
          </table:table-cell>
          <table:table-cell office:value-type="float" office:value="0.258585" calcext:value-type="float">
            <text:p>0.258585</text:p>
          </table:table-cell>
          <table:table-cell office:value-type="float" office:value="0.257792" calcext:value-type="float">
            <text:p>0.257792</text:p>
          </table:table-cell>
          <table:table-cell office:value-type="float" office:value="0.250042" calcext:value-type="float">
            <text:p>0.250042</text:p>
          </table:table-cell>
          <table:table-cell office:value-type="float" office:value="0.228259" calcext:value-type="float">
            <text:p>0.228259</text:p>
          </table:table-cell>
          <table:table-cell office:value-type="float" office:value="0.145963" calcext:value-type="float">
            <text:p>0.145963</text:p>
          </table:table-cell>
          <table:table-cell office:value-type="float" office:value="0.151448" calcext:value-type="float">
            <text:p>0.15144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33056" calcext:value-type="float">
            <text:p>0.133056</text:p>
          </table:table-cell>
          <table:table-cell office:value-type="float" office:value="0.145894" calcext:value-type="float">
            <text:p>0.145894</text:p>
          </table:table-cell>
          <table:table-cell office:value-type="float" office:value="0.148438" calcext:value-type="float">
            <text:p>0.148438</text:p>
          </table:table-cell>
          <table:table-cell office:value-type="float" office:value="0.156963" calcext:value-type="float">
            <text:p>0.156963</text:p>
          </table:table-cell>
          <table:table-cell office:value-type="float" office:value="0.158667" calcext:value-type="float">
            <text:p>0.158667</text:p>
          </table:table-cell>
          <table:table-cell office:value-type="float" office:value="0.133447" calcext:value-type="float">
            <text:p>0.133447</text:p>
          </table:table-cell>
          <table:table-cell office:value-type="float" office:value="0.136291" calcext:value-type="float">
            <text:p>0.136291</text:p>
          </table:table-cell>
          <table:table-cell office:value-type="float" office:value="0.136616" calcext:value-type="float">
            <text:p>0.13661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135409" calcext:value-type="float">
            <text:p>0.135409</text:p>
          </table:table-cell>
          <table:table-cell office:value-type="float" office:value="0.266625" calcext:value-type="float">
            <text:p>0.266625</text:p>
          </table:table-cell>
          <table:table-cell office:value-type="float" office:value="0.266705" calcext:value-type="float">
            <text:p>0.266705</text:p>
          </table:table-cell>
          <table:table-cell office:value-type="float" office:value="0.266466" calcext:value-type="float">
            <text:p>0.266466</text:p>
          </table:table-cell>
          <table:table-cell office:value-type="float" office:value="0.26234" calcext:value-type="float">
            <text:p>0.26234</text:p>
          </table:table-cell>
          <table:table-cell office:value-type="float" office:value="0.261418" calcext:value-type="float">
            <text:p>0.261418</text:p>
          </table:table-cell>
          <table:table-cell office:value-type="float" office:value="0.261151" calcext:value-type="float">
            <text:p>0.261151</text:p>
          </table:table-cell>
          <table:table-cell office:value-type="float" office:value="0.146421" calcext:value-type="float">
            <text:p>0.1464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2984" calcext:value-type="float">
            <text:p>0.132984</text:p>
          </table:table-cell>
          <table:table-cell office:value-type="float" office:value="0.253438" calcext:value-type="float">
            <text:p>0.253438</text:p>
          </table:table-cell>
          <table:table-cell office:value-type="float" office:value="0.253846" calcext:value-type="float">
            <text:p>0.253846</text:p>
          </table:table-cell>
          <table:table-cell office:value-type="float" office:value="0.253948" calcext:value-type="float">
            <text:p>0.253948</text:p>
          </table:table-cell>
          <table:table-cell office:value-type="float" office:value="0.248285" calcext:value-type="float">
            <text:p>0.248285</text:p>
          </table:table-cell>
          <table:table-cell office:value-type="float" office:value="0.251562" calcext:value-type="float">
            <text:p>0.251562</text:p>
          </table:table-cell>
          <table:table-cell office:value-type="float" office:value="0.25348" calcext:value-type="float">
            <text:p>0.25348</text:p>
          </table:table-cell>
          <table:table-cell office:value-type="float" office:value="0.154831" calcext:value-type="float">
            <text:p>0.15483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141986" calcext:value-type="float">
            <text:p>0.141986</text:p>
          </table:table-cell>
          <table:table-cell office:value-type="float" office:value="0.254798" calcext:value-type="float">
            <text:p>0.254798</text:p>
          </table:table-cell>
          <table:table-cell office:value-type="float" office:value="0.254522" calcext:value-type="float">
            <text:p>0.254522</text:p>
          </table:table-cell>
          <table:table-cell office:value-type="float" office:value="0.251253" calcext:value-type="float">
            <text:p>0.251253</text:p>
          </table:table-cell>
          <table:table-cell office:value-type="float" office:value="0.24588" calcext:value-type="float">
            <text:p>0.24588</text:p>
          </table:table-cell>
          <table:table-cell office:value-type="float" office:value="0.233411" calcext:value-type="float">
            <text:p>0.233411</text:p>
          </table:table-cell>
          <table:table-cell office:value-type="float" office:value="0.140278" calcext:value-type="float">
            <text:p>0.140278</text:p>
          </table:table-cell>
          <table:table-cell office:value-type="float" office:value="0.13609" calcext:value-type="float">
            <text:p>0.1360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33456" calcext:value-type="float">
            <text:p>0.133456</text:p>
          </table:table-cell>
          <table:table-cell office:value-type="float" office:value="0.149321" calcext:value-type="float">
            <text:p>0.149321</text:p>
          </table:table-cell>
          <table:table-cell office:value-type="float" office:value="0.308719" calcext:value-type="float">
            <text:p>0.308719</text:p>
          </table:table-cell>
          <table:table-cell office:value-type="float" office:value="0.213792" calcext:value-type="float">
            <text:p>0.213792</text:p>
          </table:table-cell>
          <table:table-cell office:value-type="float" office:value="0.25257" calcext:value-type="float">
            <text:p>0.25257</text:p>
          </table:table-cell>
          <table:table-cell office:value-type="float" office:value="0.163477" calcext:value-type="float">
            <text:p>0.163477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132949" calcext:value-type="float">
            <text:p>0.13294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132895" calcext:value-type="float">
            <text:p>0.132895</text:p>
          </table:table-cell>
          <table:table-cell office:value-type="float" office:value="0.238033" calcext:value-type="float">
            <text:p>0.238033</text:p>
          </table:table-cell>
          <table:table-cell office:value-type="float" office:value="0.238777" calcext:value-type="float">
            <text:p>0.238777</text:p>
          </table:table-cell>
          <table:table-cell office:value-type="float" office:value="0.238875" calcext:value-type="float">
            <text:p>0.238875</text:p>
          </table:table-cell>
          <table:table-cell office:value-type="float" office:value="0.238337" calcext:value-type="float">
            <text:p>0.238337</text:p>
          </table:table-cell>
          <table:table-cell office:value-type="float" office:value="0.225234" calcext:value-type="float">
            <text:p>0.225234</text:p>
          </table:table-cell>
          <table:table-cell office:value-type="float" office:value="0.140058" calcext:value-type="float">
            <text:p>0.140058</text:p>
          </table:table-cell>
          <table:table-cell office:value-type="float" office:value="0.133971" calcext:value-type="float">
            <text:p>0.13397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132872" calcext:value-type="float">
            <text:p>0.132872</text:p>
          </table:table-cell>
          <table:table-cell office:value-type="float" office:value="0.231603" calcext:value-type="float">
            <text:p>0.231603</text:p>
          </table:table-cell>
          <table:table-cell office:value-type="float" office:value="0.229656" calcext:value-type="float">
            <text:p>0.229656</text:p>
          </table:table-cell>
          <table:table-cell office:value-type="float" office:value="0.230187" calcext:value-type="float">
            <text:p>0.230187</text:p>
          </table:table-cell>
          <table:table-cell office:value-type="float" office:value="0.230934" calcext:value-type="float">
            <text:p>0.230934</text:p>
          </table:table-cell>
          <table:table-cell office:value-type="float" office:value="0.213735" calcext:value-type="float">
            <text:p>0.213735</text:p>
          </table:table-cell>
          <table:table-cell office:value-type="float" office:value="0.13314" calcext:value-type="float">
            <text:p>0.13314</text:p>
          </table:table-cell>
          <table:table-cell office:value-type="float" office:value="0.135443" calcext:value-type="float">
            <text:p>0.13544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32846" calcext:value-type="float">
            <text:p>0.132846</text:p>
          </table:table-cell>
          <table:table-cell office:value-type="float" office:value="0.161633" calcext:value-type="float">
            <text:p>0.161633</text:p>
          </table:table-cell>
          <table:table-cell office:value-type="float" office:value="0.394579" calcext:value-type="float">
            <text:p>0.394579</text:p>
          </table:table-cell>
          <table:table-cell office:value-type="float" office:value="0.227078" calcext:value-type="float">
            <text:p>0.227078</text:p>
          </table:table-cell>
          <table:table-cell office:value-type="float" office:value="0.135472" calcext:value-type="float">
            <text:p>0.135472</text:p>
          </table:table-cell>
          <table:table-cell office:value-type="float" office:value="0.134655" calcext:value-type="float">
            <text:p>0.134655</text:p>
          </table:table-cell>
          <table:table-cell office:value-type="float" office:value="0.13335" calcext:value-type="float">
            <text:p>0.13335</text:p>
          </table:table-cell>
          <table:table-cell office:value-type="float" office:value="0.133928" calcext:value-type="float">
            <text:p>0.13392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3647" calcext:value-type="float">
            <text:p>0.13647</text:p>
          </table:table-cell>
          <table:table-cell office:value-type="float" office:value="0.16977" calcext:value-type="float">
            <text:p>0.16977</text:p>
          </table:table-cell>
          <table:table-cell office:value-type="float" office:value="0.166373" calcext:value-type="float">
            <text:p>0.166373</text:p>
          </table:table-cell>
          <table:table-cell office:value-type="float" office:value="0.152397" calcext:value-type="float">
            <text:p>0.152397</text:p>
          </table:table-cell>
          <table:table-cell office:value-type="float" office:value="0.172816" calcext:value-type="float">
            <text:p>0.172816</text:p>
          </table:table-cell>
          <table:table-cell office:value-type="float" office:value="0.170201" calcext:value-type="float">
            <text:p>0.170201</text:p>
          </table:table-cell>
          <table:table-cell office:value-type="float" office:value="0.145442" calcext:value-type="float">
            <text:p>0.145442</text:p>
          </table:table-cell>
          <table:table-cell office:value-type="float" office:value="0.133883" calcext:value-type="float">
            <text:p>0.13388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132334" calcext:value-type="float">
            <text:p>0.132334</text:p>
          </table:table-cell>
          <table:table-cell office:value-type="float" office:value="0.157376" calcext:value-type="float">
            <text:p>0.157376</text:p>
          </table:table-cell>
          <table:table-cell office:value-type="float" office:value="0.158008" calcext:value-type="float">
            <text:p>0.158008</text:p>
          </table:table-cell>
          <table:table-cell office:value-type="float" office:value="0.143518" calcext:value-type="float">
            <text:p>0.143518</text:p>
          </table:table-cell>
          <table:table-cell office:value-type="float" office:value="0.157068" calcext:value-type="float">
            <text:p>0.157068</text:p>
          </table:table-cell>
          <table:table-cell office:value-type="float" office:value="0.139769" calcext:value-type="float">
            <text:p>0.139769</text:p>
          </table:table-cell>
          <table:table-cell office:value-type="float" office:value="0.133466" calcext:value-type="float">
            <text:p>0.133466</text:p>
          </table:table-cell>
          <table:table-cell office:value-type="float" office:value="0.147078" calcext:value-type="float">
            <text:p>0.14707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139789" calcext:value-type="float">
            <text:p>0.139789</text:p>
          </table:table-cell>
          <table:table-cell office:value-type="float" office:value="0.247463" calcext:value-type="float">
            <text:p>0.247463</text:p>
          </table:table-cell>
          <table:table-cell office:value-type="float" office:value="0.244914" calcext:value-type="float">
            <text:p>0.244914</text:p>
          </table:table-cell>
          <table:table-cell office:value-type="float" office:value="0.241419" calcext:value-type="float">
            <text:p>0.241419</text:p>
          </table:table-cell>
          <table:table-cell office:value-type="float" office:value="0.235687" calcext:value-type="float">
            <text:p>0.235687</text:p>
          </table:table-cell>
          <table:table-cell office:value-type="float" office:value="0.233889" calcext:value-type="float">
            <text:p>0.233889</text:p>
          </table:table-cell>
          <table:table-cell office:value-type="float" office:value="0.132964" calcext:value-type="float">
            <text:p>0.132964</text:p>
          </table:table-cell>
          <table:table-cell office:value-type="float" office:value="0.160535" calcext:value-type="float">
            <text:p>0.16053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133875" calcext:value-type="float">
            <text:p>0.133875</text:p>
          </table:table-cell>
          <table:table-cell office:value-type="float" office:value="0.202272" calcext:value-type="float">
            <text:p>0.202272</text:p>
          </table:table-cell>
          <table:table-cell office:value-type="float" office:value="0.202588" calcext:value-type="float">
            <text:p>0.202588</text:p>
          </table:table-cell>
          <table:table-cell office:value-type="float" office:value="0.193517" calcext:value-type="float">
            <text:p>0.193517</text:p>
          </table:table-cell>
          <table:table-cell office:value-type="float" office:value="0.176641" calcext:value-type="float">
            <text:p>0.176641</text:p>
          </table:table-cell>
          <table:table-cell office:value-type="float" office:value="0.134278" calcext:value-type="float">
            <text:p>0.134278</text:p>
          </table:table-cell>
          <table:table-cell office:value-type="float" office:value="0.151478" calcext:value-type="float">
            <text:p>0.151478</text:p>
          </table:table-cell>
          <table:table-cell office:value-type="float" office:value="0.134448" calcext:value-type="float">
            <text:p>0.13444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2317" calcext:value-type="float">
            <text:p>0.132317</text:p>
          </table:table-cell>
          <table:table-cell office:value-type="float" office:value="0.271657" calcext:value-type="float">
            <text:p>0.271657</text:p>
          </table:table-cell>
          <table:table-cell office:value-type="float" office:value="0.272067" calcext:value-type="float">
            <text:p>0.272067</text:p>
          </table:table-cell>
          <table:table-cell office:value-type="float" office:value="0.271719" calcext:value-type="float">
            <text:p>0.271719</text:p>
          </table:table-cell>
          <table:table-cell office:value-type="float" office:value="0.271933" calcext:value-type="float">
            <text:p>0.271933</text:p>
          </table:table-cell>
          <table:table-cell office:value-type="float" office:value="0.270634" calcext:value-type="float">
            <text:p>0.270634</text:p>
          </table:table-cell>
          <table:table-cell office:value-type="float" office:value="0.24953" calcext:value-type="float">
            <text:p>0.24953</text:p>
          </table:table-cell>
          <table:table-cell office:value-type="float" office:value="0.14797" calcext:value-type="float">
            <text:p>0.1479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133485" calcext:value-type="float">
            <text:p>0.133485</text:p>
          </table:table-cell>
          <table:table-cell office:value-type="float" office:value="0.204214" calcext:value-type="float">
            <text:p>0.204214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03693" calcext:value-type="float">
            <text:p>0.203693</text:p>
          </table:table-cell>
          <table:table-cell office:value-type="float" office:value="0.207704" calcext:value-type="float">
            <text:p>0.207704</text:p>
          </table:table-cell>
          <table:table-cell office:value-type="float" office:value="0.208028" calcext:value-type="float">
            <text:p>0.208028</text:p>
          </table:table-cell>
          <table:table-cell office:value-type="float" office:value="0.136085" calcext:value-type="float">
            <text:p>0.136085</text:p>
          </table:table-cell>
          <table:table-cell office:value-type="float" office:value="0.1324" calcext:value-type="float">
            <text:p>0.132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51806" calcext:value-type="float">
            <text:p>0.151806</text:p>
          </table:table-cell>
          <table:table-cell office:value-type="float" office:value="0.15374" calcext:value-type="float">
            <text:p>0.15374</text:p>
          </table:table-cell>
          <table:table-cell office:value-type="float" office:value="0.157698" calcext:value-type="float">
            <text:p>0.157698</text:p>
          </table:table-cell>
          <table:table-cell office:value-type="float" office:value="0.138676" calcext:value-type="float">
            <text:p>0.138676</text:p>
          </table:table-cell>
          <table:table-cell office:value-type="float" office:value="0.13772" calcext:value-type="float">
            <text:p>0.13772</text:p>
          </table:table-cell>
          <table:table-cell office:value-type="float" office:value="0.137312" calcext:value-type="float">
            <text:p>0.137312</text:p>
          </table:table-cell>
          <table:table-cell office:value-type="float" office:value="0.13618" calcext:value-type="float">
            <text:p>0.1361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132183" calcext:value-type="float">
            <text:p>0.132183</text:p>
          </table:table-cell>
          <table:table-cell office:value-type="float" office:value="0.205744" calcext:value-type="float">
            <text:p>0.205744</text:p>
          </table:table-cell>
          <table:table-cell office:value-type="float" office:value="0.201672" calcext:value-type="float">
            <text:p>0.201672</text:p>
          </table:table-cell>
          <table:table-cell office:value-type="float" office:value="0.203217" calcext:value-type="float">
            <text:p>0.203217</text:p>
          </table:table-cell>
          <table:table-cell office:value-type="float" office:value="0.189231" calcext:value-type="float">
            <text:p>0.189231</text:p>
          </table:table-cell>
          <table:table-cell office:value-type="float" office:value="0.132643" calcext:value-type="float">
            <text:p>0.132643</text:p>
          </table:table-cell>
          <table:table-cell office:value-type="float" office:value="0.142394" calcext:value-type="float">
            <text:p>0.142394</text:p>
          </table:table-cell>
          <table:table-cell office:value-type="float" office:value="0.13524" calcext:value-type="float">
            <text:p>0.13524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37819" calcext:value-type="float">
            <text:p>0.137819</text:p>
          </table:table-cell>
          <table:table-cell office:value-type="float" office:value="0.629124" calcext:value-type="float">
            <text:p>0.629124</text:p>
          </table:table-cell>
          <table:table-cell office:value-type="float" office:value="0.284943" calcext:value-type="float">
            <text:p>0.284943</text:p>
          </table:table-cell>
          <table:table-cell office:value-type="float" office:value="0.192006" calcext:value-type="float">
            <text:p>0.192006</text:p>
          </table:table-cell>
          <table:table-cell office:value-type="float" office:value="0.148224" calcext:value-type="float">
            <text:p>0.148224</text:p>
          </table:table-cell>
          <table:table-cell office:value-type="float" office:value="0.135502" calcext:value-type="float">
            <text:p>0.135502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135623" calcext:value-type="float">
            <text:p>0.13562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35739" calcext:value-type="float">
            <text:p>0.135739</text:p>
          </table:table-cell>
          <table:table-cell office:value-type="float" office:value="0.167099" calcext:value-type="float">
            <text:p>0.167099</text:p>
          </table:table-cell>
          <table:table-cell office:value-type="float" office:value="0.169709" calcext:value-type="float">
            <text:p>0.169709</text:p>
          </table:table-cell>
          <table:table-cell office:value-type="float" office:value="0.170771" calcext:value-type="float">
            <text:p>0.170771</text:p>
          </table:table-cell>
          <table:table-cell office:value-type="float" office:value="0.173392" calcext:value-type="float">
            <text:p>0.173392</text:p>
          </table:table-cell>
          <table:table-cell office:value-type="float" office:value="0.132653" calcext:value-type="float">
            <text:p>0.132653</text:p>
          </table:table-cell>
          <table:table-cell office:value-type="float" office:value="0.133031" calcext:value-type="float">
            <text:p>0.133031</text:p>
          </table:table-cell>
          <table:table-cell office:value-type="float" office:value="0.132488" calcext:value-type="float">
            <text:p>0.13248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134302" calcext:value-type="float">
            <text:p>0.134302</text:p>
          </table:table-cell>
          <table:table-cell office:value-type="float" office:value="0.137878" calcext:value-type="float">
            <text:p>0.137878</text:p>
          </table:table-cell>
          <table:table-cell office:value-type="float" office:value="0.141673" calcext:value-type="float">
            <text:p>0.141673</text:p>
          </table:table-cell>
          <table:table-cell office:value-type="float" office:value="0.14214" calcext:value-type="float">
            <text:p>0.14214</text:p>
          </table:table-cell>
          <table:table-cell office:value-type="float" office:value="0.15347" calcext:value-type="float">
            <text:p>0.15347</text:p>
          </table:table-cell>
          <table:table-cell office:value-type="float" office:value="0.133028" calcext:value-type="float">
            <text:p>0.133028</text:p>
          </table:table-cell>
          <table:table-cell office:value-type="float" office:value="0.13351" calcext:value-type="float">
            <text:p>0.13351</text:p>
          </table:table-cell>
          <table:table-cell office:value-type="float" office:value="0.134753" calcext:value-type="float">
            <text:p>0.13475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132111" calcext:value-type="float">
            <text:p>0.132111</text:p>
          </table:table-cell>
          <table:table-cell office:value-type="float" office:value="0.23278" calcext:value-type="float">
            <text:p>0.23278</text:p>
          </table:table-cell>
          <table:table-cell office:value-type="float" office:value="0.233831" calcext:value-type="float">
            <text:p>0.233831</text:p>
          </table:table-cell>
          <table:table-cell office:value-type="float" office:value="0.228251" calcext:value-type="float">
            <text:p>0.228251</text:p>
          </table:table-cell>
          <table:table-cell office:value-type="float" office:value="0.221082" calcext:value-type="float">
            <text:p>0.221082</text:p>
          </table:table-cell>
          <table:table-cell office:value-type="float" office:value="0.218339" calcext:value-type="float">
            <text:p>0.218339</text:p>
          </table:table-cell>
          <table:table-cell office:value-type="float" office:value="0.133592" calcext:value-type="float">
            <text:p>0.133592</text:p>
          </table:table-cell>
          <table:table-cell office:value-type="float" office:value="0.132164" calcext:value-type="float">
            <text:p>0.13216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32059" calcext:value-type="float">
            <text:p>0.132059</text:p>
          </table:table-cell>
          <table:table-cell office:value-type="float" office:value="0.16683" calcext:value-type="float">
            <text:p>0.16683</text:p>
          </table:table-cell>
          <table:table-cell office:value-type="float" office:value="0.162986" calcext:value-type="float">
            <text:p>0.162986</text:p>
          </table:table-cell>
          <table:table-cell office:value-type="float" office:value="0.152719" calcext:value-type="float">
            <text:p>0.152719</text:p>
          </table:table-cell>
          <table:table-cell office:value-type="float" office:value="0.144583" calcext:value-type="float">
            <text:p>0.144583</text:p>
          </table:table-cell>
          <table:table-cell office:value-type="float" office:value="0.216648" calcext:value-type="float">
            <text:p>0.216648</text:p>
          </table:table-cell>
          <table:table-cell office:value-type="float" office:value="0.134369" calcext:value-type="float">
            <text:p>0.134369</text:p>
          </table:table-cell>
          <table:table-cell office:value-type="float" office:value="0.137666" calcext:value-type="float">
            <text:p>0.13766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132054" calcext:value-type="float">
            <text:p>0.132054</text:p>
          </table:table-cell>
          <table:table-cell office:value-type="float" office:value="0.196777" calcext:value-type="float">
            <text:p>0.196777</text:p>
          </table:table-cell>
          <table:table-cell office:value-type="float" office:value="0.193823" calcext:value-type="float">
            <text:p>0.193823</text:p>
          </table:table-cell>
          <table:table-cell office:value-type="float" office:value="0.186046" calcext:value-type="float">
            <text:p>0.186046</text:p>
          </table:table-cell>
          <table:table-cell office:value-type="float" office:value="0.190853" calcext:value-type="float">
            <text:p>0.190853</text:p>
          </table:table-cell>
          <table:table-cell office:value-type="float" office:value="0.132783" calcext:value-type="float">
            <text:p>0.132783</text:p>
          </table:table-cell>
          <table:table-cell office:value-type="float" office:value="0.134048" calcext:value-type="float">
            <text:p>0.134048</text:p>
          </table:table-cell>
          <table:table-cell office:value-type="float" office:value="0.133676" calcext:value-type="float">
            <text:p>0.13367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44427" calcext:value-type="float">
            <text:p>0.144427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132837" calcext:value-type="float">
            <text:p>0.132837</text:p>
          </table:table-cell>
          <table:table-cell office:value-type="float" office:value="0.143214" calcext:value-type="float">
            <text:p>0.143214</text:p>
          </table:table-cell>
          <table:table-cell office:value-type="float" office:value="0.132246" calcext:value-type="float">
            <text:p>0.132246</text:p>
          </table:table-cell>
          <table:table-cell office:value-type="float" office:value="0.135031" calcext:value-type="float">
            <text:p>0.135031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139951" calcext:value-type="float">
            <text:p>0.13995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13185" calcext:value-type="float">
            <text:p>0.13185</text:p>
          </table:table-cell>
          <table:table-cell office:value-type="float" office:value="0.149975" calcext:value-type="float">
            <text:p>0.149975</text:p>
          </table:table-cell>
          <table:table-cell office:value-type="float" office:value="0.254757" calcext:value-type="float">
            <text:p>0.254757</text:p>
          </table:table-cell>
          <table:table-cell office:value-type="float" office:value="0.174513" calcext:value-type="float">
            <text:p>0.174513</text:p>
          </table:table-cell>
          <table:table-cell office:value-type="float" office:value="0.144862" calcext:value-type="float">
            <text:p>0.144862</text:p>
          </table:table-cell>
          <table:table-cell office:value-type="float" office:value="0.132131" calcext:value-type="float">
            <text:p>0.132131</text:p>
          </table:table-cell>
          <table:table-cell office:value-type="float" office:value="0.14032" calcext:value-type="float">
            <text:p>0.14032</text:p>
          </table:table-cell>
          <table:table-cell office:value-type="float" office:value="0.158652" calcext:value-type="float">
            <text:p>0.15865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33754" calcext:value-type="float">
            <text:p>0.133754</text:p>
          </table:table-cell>
          <table:table-cell office:value-type="float" office:value="0.254394" calcext:value-type="float">
            <text:p>0.254394</text:p>
          </table:table-cell>
          <table:table-cell office:value-type="float" office:value="0.251332" calcext:value-type="float">
            <text:p>0.251332</text:p>
          </table:table-cell>
          <table:table-cell office:value-type="float" office:value="0.248379" calcext:value-type="float">
            <text:p>0.248379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22452" calcext:value-type="float">
            <text:p>0.22452</text:p>
          </table:table-cell>
          <table:table-cell office:value-type="float" office:value="0.13837" calcext:value-type="float">
            <text:p>0.13837</text:p>
          </table:table-cell>
          <table:table-cell office:value-type="float" office:value="0.132639" calcext:value-type="float">
            <text:p>0.13263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132785" calcext:value-type="float">
            <text:p>0.132785</text:p>
          </table:table-cell>
          <table:table-cell office:value-type="float" office:value="0.148686" calcext:value-type="float">
            <text:p>0.148686</text:p>
          </table:table-cell>
          <table:table-cell office:value-type="float" office:value="0.149462" calcext:value-type="float">
            <text:p>0.149462</text:p>
          </table:table-cell>
          <table:table-cell office:value-type="float" office:value="0.141167" calcext:value-type="float">
            <text:p>0.141167</text:p>
          </table:table-cell>
          <table:table-cell office:value-type="float" office:value="0.136624" calcext:value-type="float">
            <text:p>0.136624</text:p>
          </table:table-cell>
          <table:table-cell office:value-type="float" office:value="0.132964" calcext:value-type="float">
            <text:p>0.132964</text:p>
          </table:table-cell>
          <table:table-cell office:value-type="float" office:value="0.151401" calcext:value-type="float">
            <text:p>0.151401</text:p>
          </table:table-cell>
          <table:table-cell office:value-type="float" office:value="0.131944" calcext:value-type="float">
            <text:p>0.1319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13261" calcext:value-type="float">
            <text:p>0.13261</text:p>
          </table:table-cell>
          <table:table-cell office:value-type="float" office:value="0.271942" calcext:value-type="float">
            <text:p>0.271942</text:p>
          </table:table-cell>
          <table:table-cell office:value-type="float" office:value="0.271168" calcext:value-type="float">
            <text:p>0.271168</text:p>
          </table:table-cell>
          <table:table-cell office:value-type="float" office:value="0.268629" calcext:value-type="float">
            <text:p>0.268629</text:p>
          </table:table-cell>
          <table:table-cell office:value-type="float" office:value="0.269069" calcext:value-type="float">
            <text:p>0.269069</text:p>
          </table:table-cell>
          <table:table-cell office:value-type="float" office:value="0.259914" calcext:value-type="float">
            <text:p>0.259914</text:p>
          </table:table-cell>
          <table:table-cell office:value-type="float" office:value="0.256832" calcext:value-type="float">
            <text:p>0.256832</text:p>
          </table:table-cell>
          <table:table-cell office:value-type="float" office:value="0.135415" calcext:value-type="float">
            <text:p>0.13541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31899" calcext:value-type="float">
            <text:p>0.131899</text:p>
          </table:table-cell>
          <table:table-cell office:value-type="float" office:value="0.232025" calcext:value-type="float">
            <text:p>0.232025</text:p>
          </table:table-cell>
          <table:table-cell office:value-type="float" office:value="0.229963" calcext:value-type="float">
            <text:p>0.229963</text:p>
          </table:table-cell>
          <table:table-cell office:value-type="float" office:value="0.22761" calcext:value-type="float">
            <text:p>0.22761</text:p>
          </table:table-cell>
          <table:table-cell office:value-type="float" office:value="0.22457" calcext:value-type="float">
            <text:p>0.22457</text:p>
          </table:table-cell>
          <table:table-cell office:value-type="float" office:value="0.207232" calcext:value-type="float">
            <text:p>0.207232</text:p>
          </table:table-cell>
          <table:table-cell office:value-type="float" office:value="0.132253" calcext:value-type="float">
            <text:p>0.132253</text:p>
          </table:table-cell>
          <table:table-cell office:value-type="float" office:value="0.147798" calcext:value-type="float">
            <text:p>0.14779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34028" calcext:value-type="float">
            <text:p>0.134028</text:p>
          </table:table-cell>
          <table:table-cell office:value-type="float" office:value="0.176647" calcext:value-type="float">
            <text:p>0.176647</text:p>
          </table:table-cell>
          <table:table-cell office:value-type="float" office:value="0.176411" calcext:value-type="float">
            <text:p>0.176411</text:p>
          </table:table-cell>
          <table:table-cell office:value-type="float" office:value="0.171914" calcext:value-type="float">
            <text:p>0.171914</text:p>
          </table:table-cell>
          <table:table-cell office:value-type="float" office:value="0.175021" calcext:value-type="float">
            <text:p>0.175021</text:p>
          </table:table-cell>
          <table:table-cell office:value-type="float" office:value="0.132122" calcext:value-type="float">
            <text:p>0.132122</text:p>
          </table:table-cell>
          <table:table-cell office:value-type="float" office:value="0.134832" calcext:value-type="float">
            <text:p>0.134832</text:p>
          </table:table-cell>
          <table:table-cell office:value-type="float" office:value="0.144612" calcext:value-type="float">
            <text:p>0.14461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31921" calcext:value-type="float">
            <text:p>0.131921</text:p>
          </table:table-cell>
          <table:table-cell office:value-type="float" office:value="0.138681" calcext:value-type="float">
            <text:p>0.138681</text:p>
          </table:table-cell>
          <table:table-cell office:value-type="float" office:value="0.13393" calcext:value-type="float">
            <text:p>0.13393</text:p>
          </table:table-cell>
          <table:table-cell office:value-type="float" office:value="0.139878" calcext:value-type="float">
            <text:p>0.139878</text:p>
          </table:table-cell>
          <table:table-cell office:value-type="float" office:value="0.149434" calcext:value-type="float">
            <text:p>0.149434</text:p>
          </table:table-cell>
          <table:table-cell office:value-type="float" office:value="0.132654" calcext:value-type="float">
            <text:p>0.132654</text:p>
          </table:table-cell>
          <table:table-cell office:value-type="float" office:value="0.135468" calcext:value-type="float">
            <text:p>0.135468</text:p>
          </table:table-cell>
          <table:table-cell office:value-type="float" office:value="0.137229" calcext:value-type="float">
            <text:p>0.13722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34145" calcext:value-type="float">
            <text:p>0.134145</text:p>
          </table:table-cell>
          <table:table-cell office:value-type="float" office:value="0.202918" calcext:value-type="float">
            <text:p>0.202918</text:p>
          </table:table-cell>
          <table:table-cell office:value-type="float" office:value="0.204606" calcext:value-type="float">
            <text:p>0.204606</text:p>
          </table:table-cell>
          <table:table-cell office:value-type="float" office:value="0.205038" calcext:value-type="float">
            <text:p>0.205038</text:p>
          </table:table-cell>
          <table:table-cell office:value-type="float" office:value="0.206309" calcext:value-type="float">
            <text:p>0.206309</text:p>
          </table:table-cell>
          <table:table-cell office:value-type="float" office:value="0.209607" calcext:value-type="float">
            <text:p>0.209607</text:p>
          </table:table-cell>
          <table:table-cell office:value-type="float" office:value="0.157301" calcext:value-type="float">
            <text:p>0.157301</text:p>
          </table:table-cell>
          <table:table-cell office:value-type="float" office:value="0.142606" calcext:value-type="float">
            <text:p>0.14260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32604" calcext:value-type="float">
            <text:p>0.132604</text:p>
          </table:table-cell>
          <table:table-cell office:value-type="float" office:value="0.15078" calcext:value-type="float">
            <text:p>0.15078</text:p>
          </table:table-cell>
          <table:table-cell office:value-type="float" office:value="0.337824" calcext:value-type="float">
            <text:p>0.337824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174168" calcext:value-type="float">
            <text:p>0.174168</text:p>
          </table:table-cell>
          <table:table-cell office:value-type="float" office:value="0.135271" calcext:value-type="float">
            <text:p>0.135271</text:p>
          </table:table-cell>
          <table:table-cell office:value-type="float" office:value="0.134947" calcext:value-type="float">
            <text:p>0.134947</text:p>
          </table:table-cell>
          <table:table-cell office:value-type="float" office:value="0.142132" calcext:value-type="float">
            <text:p>0.14213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2342" calcext:value-type="float">
            <text:p>0.132342</text:p>
          </table:table-cell>
          <table:table-cell office:value-type="float" office:value="0.222377" calcext:value-type="float">
            <text:p>0.222377</text:p>
          </table:table-cell>
          <table:table-cell office:value-type="float" office:value="0.220151" calcext:value-type="float">
            <text:p>0.220151</text:p>
          </table:table-cell>
          <table:table-cell office:value-type="float" office:value="0.213291" calcext:value-type="float">
            <text:p>0.213291</text:p>
          </table:table-cell>
          <table:table-cell office:value-type="float" office:value="0.216674" calcext:value-type="float">
            <text:p>0.216674</text:p>
          </table:table-cell>
          <table:table-cell office:value-type="float" office:value="0.214421" calcext:value-type="float">
            <text:p>0.214421</text:p>
          </table:table-cell>
          <table:table-cell office:value-type="float" office:value="0.132213" calcext:value-type="float">
            <text:p>0.132213</text:p>
          </table:table-cell>
          <table:table-cell office:value-type="float" office:value="0.136159" calcext:value-type="float">
            <text:p>0.13615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office:value-type="string" calcext:value-type="string">
            <text:p>b1n1</text:p>
          </table:table-cell>
          <table:table-cell office:value-type="string" calcext:value-type="string">
            <text:p>B64n1 (0.1%)</text:p>
          </table:table-cell>
          <table:table-cell office:value-type="string" calcext:value-type="string">
            <text:p>b64n2</text:p>
          </table:table-cell>
          <table:table-cell office:value-type="string" calcext:value-type="string">
            <text:p>b64n4</text:p>
          </table:table-cell>
          <table:table-cell office:value-type="string" calcext:value-type="string">
            <text:p>B64n8 (1,5%)</text:p>
          </table:table-cell>
          <table:table-cell office:value-type="string" calcext:value-type="string">
            <text:p>b64n16</text:p>
          </table:table-cell>
          <table:table-cell office:value-type="string" calcext:value-type="string">
            <text:p>B64n32 (6.2 %)</text:p>
          </table:table-cell>
          <table:table-cell office:value-type="string" calcext:value-type="string">
            <text:p>B64n64 (12,5%)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2085" calcext:value-type="float">
            <text:p>0.952085</text:p>
          </table:table-cell>
          <table:table-cell office:value-type="float" office:value="0.950661" calcext:value-type="float">
            <text:p>0.950661</text:p>
          </table:table-cell>
          <table:table-cell table:number-columns-repeated="2"/>
          <table:table-cell office:value-type="float" office:value="0.950966" calcext:value-type="float">
            <text:p>0.950966</text:p>
          </table:table-cell>
          <table:table-cell/>
          <table:table-cell office:value-type="float" office:value="0.951373" calcext:value-type="float">
            <text:p>0.951373</text:p>
          </table:table-cell>
          <table:table-cell office:value-type="float" office:value="0.951068" calcext:value-type="float">
            <text:p>0.9510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49542" calcext:value-type="float">
            <text:p>0.949542</text:p>
          </table:table-cell>
          <table:table-cell office:value-type="float" office:value="0.950153" calcext:value-type="float">
            <text:p>0.950153</text:p>
          </table:table-cell>
          <table:table-cell table:number-columns-repeated="2"/>
          <table:table-cell office:value-type="float" office:value="0.951272" calcext:value-type="float">
            <text:p>0.951272</text:p>
          </table:table-cell>
          <table:table-cell/>
          <table:table-cell office:value-type="float" office:value="0.951373" calcext:value-type="float">
            <text:p>0.951373</text:p>
          </table:table-cell>
          <table:table-cell office:value-type="float" office:value="0.950153" calcext:value-type="float">
            <text:p>0.95015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50153" calcext:value-type="float">
            <text:p>0.950153</text:p>
          </table:table-cell>
          <table:table-cell office:value-type="float" office:value="0.946999" calcext:value-type="float">
            <text:p>0.946999</text:p>
          </table:table-cell>
          <table:table-cell table:number-columns-repeated="2"/>
          <table:table-cell office:value-type="float" office:value="0.936521" calcext:value-type="float">
            <text:p>0.936521</text:p>
          </table:table-cell>
          <table:table-cell/>
          <table:table-cell office:value-type="float" office:value="0.935605" calcext:value-type="float">
            <text:p>0.935605</text:p>
          </table:table-cell>
          <table:table-cell office:value-type="float" office:value="0.952289" calcext:value-type="float">
            <text:p>0.9522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48525" calcext:value-type="float">
            <text:p>0.948525</text:p>
          </table:table-cell>
          <table:table-cell office:value-type="float" office:value="0.951272" calcext:value-type="float">
            <text:p>0.951272</text:p>
          </table:table-cell>
          <table:table-cell table:number-columns-repeated="2"/>
          <table:table-cell office:value-type="float" office:value="0.950763" calcext:value-type="float">
            <text:p>0.950763</text:p>
          </table:table-cell>
          <table:table-cell/>
          <table:table-cell office:value-type="float" office:value="0.95117" calcext:value-type="float">
            <text:p>0.95117</text:p>
          </table:table-cell>
          <table:table-cell office:value-type="float" office:value="0.951373" calcext:value-type="float">
            <text:p>0.9513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39674" calcext:value-type="float">
            <text:p>0.939674</text:p>
          </table:table-cell>
          <table:table-cell table:number-columns-repeated="2"/>
          <table:table-cell office:value-type="float" office:value="0.939573" calcext:value-type="float">
            <text:p>0.939573</text:p>
          </table:table-cell>
          <table:table-cell/>
          <table:table-cell office:value-type="float" office:value="0.943032" calcext:value-type="float">
            <text:p>0.943032</text:p>
          </table:table-cell>
          <table:table-cell office:value-type="float" office:value="0.948525" calcext:value-type="float">
            <text:p>0.9485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39573" calcext:value-type="float">
            <text:p>0.939573</text:p>
          </table:table-cell>
          <table:table-cell table:number-columns-repeated="2"/>
          <table:table-cell office:value-type="float" office:value="0.939674" calcext:value-type="float">
            <text:p>0.939674</text:p>
          </table:table-cell>
          <table:table-cell/>
          <table:table-cell office:value-type="float" office:value="0.939776" calcext:value-type="float">
            <text:p>0.939776</text:p>
          </table:table-cell>
          <table:table-cell office:value-type="float" office:value="0.940895" calcext:value-type="float">
            <text:p>0.94089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51882" calcext:value-type="float">
            <text:p>0.951882</text:p>
          </table:table-cell>
          <table:table-cell office:value-type="float" office:value="0.947813" calcext:value-type="float">
            <text:p>0.947813</text:p>
          </table:table-cell>
          <table:table-cell table:number-columns-repeated="2"/>
          <table:table-cell office:value-type="float" office:value="0.945575" calcext:value-type="float">
            <text:p>0.945575</text:p>
          </table:table-cell>
          <table:table-cell/>
          <table:table-cell office:value-type="float" office:value="0.944964" calcext:value-type="float">
            <text:p>0.944964</text:p>
          </table:table-cell>
          <table:table-cell office:value-type="float" office:value="0.949847" calcext:value-type="float">
            <text:p>0.94984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39776" calcext:value-type="float">
            <text:p>0.939776</text:p>
          </table:table-cell>
          <table:table-cell table:number-columns-repeated="2"/>
          <table:table-cell office:value-type="float" office:value="0.939878" calcext:value-type="float">
            <text:p>0.939878</text:p>
          </table:table-cell>
          <table:table-cell/>
          <table:table-cell office:value-type="float" office:value="0.944049" calcext:value-type="float">
            <text:p>0.944049</text:p>
          </table:table-cell>
          <table:table-cell office:value-type="float" office:value="0.951272" calcext:value-type="float">
            <text:p>0.9512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951373" calcext:value-type="float">
            <text:p>0.951373</text:p>
          </table:table-cell>
          <table:table-cell table:number-columns-repeated="2"/>
          <table:table-cell office:value-type="float" office:value="0.945371" calcext:value-type="float">
            <text:p>0.945371</text:p>
          </table:table-cell>
          <table:table-cell/>
          <table:table-cell office:value-type="float" office:value="0.945778" calcext:value-type="float">
            <text:p>0.945778</text:p>
          </table:table-cell>
          <table:table-cell office:value-type="float" office:value="0.94527" calcext:value-type="float">
            <text:p>0.9452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51882" calcext:value-type="float">
            <text:p>0.951882</text:p>
          </table:table-cell>
          <table:table-cell office:value-type="float" office:value="0.947101" calcext:value-type="float">
            <text:p>0.947101</text:p>
          </table:table-cell>
          <table:table-cell table:number-columns-repeated="2"/>
          <table:table-cell office:value-type="float" office:value="0.947711" calcext:value-type="float">
            <text:p>0.947711</text:p>
          </table:table-cell>
          <table:table-cell/>
          <table:table-cell office:value-type="float" office:value="0.946185" calcext:value-type="float">
            <text:p>0.946185</text:p>
          </table:table-cell>
          <table:table-cell office:value-type="float" office:value="0.952391" calcext:value-type="float">
            <text:p>0.95239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4822" calcext:value-type="float">
            <text:p>0.94822</text:p>
          </table:table-cell>
          <table:table-cell table:number-columns-repeated="2"/>
          <table:table-cell office:value-type="float" office:value="0.94944" calcext:value-type="float">
            <text:p>0.94944</text:p>
          </table:table-cell>
          <table:table-cell/>
          <table:table-cell office:value-type="float" office:value="0.949339" calcext:value-type="float">
            <text:p>0.949339</text:p>
          </table:table-cell>
          <table:table-cell office:value-type="float" office:value="0.952899" calcext:value-type="float">
            <text:p>0.9528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40997" calcext:value-type="float">
            <text:p>0.940997</text:p>
          </table:table-cell>
          <table:table-cell table:number-columns-repeated="2"/>
          <table:table-cell office:value-type="float" office:value="0.943744" calcext:value-type="float">
            <text:p>0.943744</text:p>
          </table:table-cell>
          <table:table-cell/>
          <table:table-cell office:value-type="float" office:value="0.943133" calcext:value-type="float">
            <text:p>0.943133</text:p>
          </table:table-cell>
          <table:table-cell office:value-type="float" office:value="0.953001" calcext:value-type="float">
            <text:p>0.95300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52492" calcext:value-type="float">
            <text:p>0.952492</text:p>
          </table:table-cell>
          <table:table-cell office:value-type="float" office:value="0.946185" calcext:value-type="float">
            <text:p>0.946185</text:p>
          </table:table-cell>
          <table:table-cell table:number-columns-repeated="2"/>
          <table:table-cell office:value-type="float" office:value="0.945982" calcext:value-type="float">
            <text:p>0.945982</text:p>
          </table:table-cell>
          <table:table-cell/>
          <table:table-cell office:value-type="float" office:value="0.946389" calcext:value-type="float">
            <text:p>0.946389</text:p>
          </table:table-cell>
          <table:table-cell office:value-type="float" office:value="0.950356" calcext:value-type="float">
            <text:p>0.95035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39776" calcext:value-type="float">
            <text:p>0.939776</text:p>
          </table:table-cell>
          <table:table-cell table:number-columns-repeated="2"/>
          <table:table-cell office:value-type="float" office:value="0.939878" calcext:value-type="float">
            <text:p>0.939878</text:p>
          </table:table-cell>
          <table:table-cell/>
          <table:table-cell office:value-type="float" office:value="0.941607" calcext:value-type="float">
            <text:p>0.941607</text:p>
          </table:table-cell>
          <table:table-cell office:value-type="float" office:value="0.953611" calcext:value-type="float">
            <text:p>0.95361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52289" calcext:value-type="float">
            <text:p>0.952289</text:p>
          </table:table-cell>
          <table:table-cell office:value-type="float" office:value="0.942014" calcext:value-type="float">
            <text:p>0.942014</text:p>
          </table:table-cell>
          <table:table-cell table:number-columns-repeated="2"/>
          <table:table-cell office:value-type="float" office:value="0.944151" calcext:value-type="float">
            <text:p>0.944151</text:p>
          </table:table-cell>
          <table:table-cell/>
          <table:table-cell office:value-type="float" office:value="0.942625" calcext:value-type="float">
            <text:p>0.942625</text:p>
          </table:table-cell>
          <table:table-cell office:value-type="float" office:value="0.950865" calcext:value-type="float">
            <text:p>0.95086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53306" calcext:value-type="float">
            <text:p>0.953306</text:p>
          </table:table-cell>
          <table:table-cell office:value-type="float" office:value="0.939573" calcext:value-type="float">
            <text:p>0.939573</text:p>
          </table:table-cell>
          <table:table-cell table:number-columns-repeated="2"/>
          <table:table-cell office:value-type="float" office:value="0.939573" calcext:value-type="float">
            <text:p>0.939573</text:p>
          </table:table-cell>
          <table:table-cell/>
          <table:table-cell table:number-columns-repeated="2" office:value-type="float" office:value="0.939674" calcext:value-type="float">
            <text:p>0.93967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50559" calcext:value-type="float">
            <text:p>0.950559</text:p>
          </table:table-cell>
          <table:table-cell office:value-type="float" office:value="0.942726" calcext:value-type="float">
            <text:p>0.942726</text:p>
          </table:table-cell>
          <table:table-cell table:number-columns-repeated="2"/>
          <table:table-cell office:value-type="float" office:value="0.942116" calcext:value-type="float">
            <text:p>0.942116</text:p>
          </table:table-cell>
          <table:table-cell/>
          <table:table-cell office:value-type="float" office:value="0.941302" calcext:value-type="float">
            <text:p>0.941302</text:p>
          </table:table-cell>
          <table:table-cell office:value-type="float" office:value="0.948627" calcext:value-type="float">
            <text:p>0.9486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52798" calcext:value-type="float">
            <text:p>0.952798</text:p>
          </table:table-cell>
          <table:table-cell office:value-type="float" office:value="0.949949" calcext:value-type="float">
            <text:p>0.949949</text:p>
          </table:table-cell>
          <table:table-cell table:number-columns-repeated="2"/>
          <table:table-cell office:value-type="float" office:value="0.944354" calcext:value-type="float">
            <text:p>0.944354</text:p>
          </table:table-cell>
          <table:table-cell/>
          <table:table-cell office:value-type="float" office:value="0.943642" calcext:value-type="float">
            <text:p>0.943642</text:p>
          </table:table-cell>
          <table:table-cell office:value-type="float" office:value="0.949339" calcext:value-type="float">
            <text:p>0.94933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47101" calcext:value-type="float">
            <text:p>0.947101</text:p>
          </table:table-cell>
          <table:table-cell table:number-columns-repeated="2"/>
          <table:table-cell office:value-type="float" office:value="0.946287" calcext:value-type="float">
            <text:p>0.946287</text:p>
          </table:table-cell>
          <table:table-cell/>
          <table:table-cell office:value-type="float" office:value="0.946083" calcext:value-type="float">
            <text:p>0.946083</text:p>
          </table:table-cell>
          <table:table-cell office:value-type="float" office:value="0.950254" calcext:value-type="float">
            <text:p>0.95025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951272" calcext:value-type="float">
            <text:p>0.951272</text:p>
          </table:table-cell>
          <table:table-cell office:value-type="float" office:value="0.942218" calcext:value-type="float">
            <text:p>0.942218</text:p>
          </table:table-cell>
          <table:table-cell table:number-columns-repeated="2"/>
          <table:table-cell office:value-type="float" office:value="0.944252" calcext:value-type="float">
            <text:p>0.944252</text:p>
          </table:table-cell>
          <table:table-cell/>
          <table:table-cell office:value-type="float" office:value="0.942828" calcext:value-type="float">
            <text:p>0.942828</text:p>
          </table:table-cell>
          <table:table-cell office:value-type="float" office:value="0.949746" calcext:value-type="float">
            <text:p>0.94974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95351" calcext:value-type="float">
            <text:p>0.95351</text:p>
          </table:table-cell>
          <table:table-cell office:value-type="float" office:value="0.940387" calcext:value-type="float">
            <text:p>0.940387</text:p>
          </table:table-cell>
          <table:table-cell table:number-columns-repeated="2"/>
          <table:table-cell office:value-type="float" office:value="0.940692" calcext:value-type="float">
            <text:p>0.940692</text:p>
          </table:table-cell>
          <table:table-cell/>
          <table:table-cell office:value-type="float" office:value="0.94293" calcext:value-type="float">
            <text:p>0.94293</text:p>
          </table:table-cell>
          <table:table-cell office:value-type="float" office:value="0.953611" calcext:value-type="float">
            <text:p>0.95361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950254" calcext:value-type="float">
            <text:p>0.950254</text:p>
          </table:table-cell>
          <table:table-cell office:value-type="float" office:value="0.940997" calcext:value-type="float">
            <text:p>0.940997</text:p>
          </table:table-cell>
          <table:table-cell table:number-columns-repeated="2"/>
          <table:table-cell office:value-type="float" office:value="0.943744" calcext:value-type="float">
            <text:p>0.943744</text:p>
          </table:table-cell>
          <table:table-cell/>
          <table:table-cell office:value-type="float" office:value="0.944863" calcext:value-type="float">
            <text:p>0.944863</text:p>
          </table:table-cell>
          <table:table-cell office:value-type="float" office:value="0.953103" calcext:value-type="float">
            <text:p>0.9531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950865" calcext:value-type="float">
            <text:p>0.950865</text:p>
          </table:table-cell>
          <table:table-cell office:value-type="float" office:value="0.950356" calcext:value-type="float">
            <text:p>0.950356</text:p>
          </table:table-cell>
          <table:table-cell table:number-columns-repeated="2"/>
          <table:table-cell office:value-type="float" office:value="0.947813" calcext:value-type="float">
            <text:p>0.947813</text:p>
          </table:table-cell>
          <table:table-cell/>
          <table:table-cell office:value-type="float" office:value="0.947202" calcext:value-type="float">
            <text:p>0.947202</text:p>
          </table:table-cell>
          <table:table-cell office:value-type="float" office:value="0.952696" calcext:value-type="float">
            <text:p>0.95269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51577" calcext:value-type="float">
            <text:p>0.951577</text:p>
          </table:table-cell>
          <table:table-cell table:number-columns-repeated="2"/>
          <table:table-cell office:value-type="float" office:value="0.951068" calcext:value-type="float">
            <text:p>0.951068</text:p>
          </table:table-cell>
          <table:table-cell/>
          <table:table-cell office:value-type="float" office:value="0.950966" calcext:value-type="float">
            <text:p>0.950966</text:p>
          </table:table-cell>
          <table:table-cell office:value-type="float" office:value="0.953611" calcext:value-type="float">
            <text:p>0.95361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952492" calcext:value-type="float">
            <text:p>0.952492</text:p>
          </table:table-cell>
          <table:table-cell office:value-type="float" office:value="0.940285" calcext:value-type="float">
            <text:p>0.940285</text:p>
          </table:table-cell>
          <table:table-cell table:number-columns-repeated="2"/>
          <table:table-cell office:value-type="float" office:value="0.943032" calcext:value-type="float">
            <text:p>0.943032</text:p>
          </table:table-cell>
          <table:table-cell/>
          <table:table-cell office:value-type="float" office:value="0.942116" calcext:value-type="float">
            <text:p>0.942116</text:p>
          </table:table-cell>
          <table:table-cell office:value-type="float" office:value="0.95178" calcext:value-type="float">
            <text:p>0.9517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412" calcext:value-type="float">
            <text:p>0.9412</text:p>
          </table:table-cell>
          <table:table-cell table:number-columns-repeated="2"/>
          <table:table-cell office:value-type="float" office:value="0.946287" calcext:value-type="float">
            <text:p>0.946287</text:p>
          </table:table-cell>
          <table:table-cell/>
          <table:table-cell office:value-type="float" office:value="0.945371" calcext:value-type="float">
            <text:p>0.945371</text:p>
          </table:table-cell>
          <table:table-cell office:value-type="float" office:value="0.951068" calcext:value-type="float">
            <text:p>0.95106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953306" calcext:value-type="float">
            <text:p>0.953306</text:p>
          </table:table-cell>
          <table:table-cell office:value-type="float" office:value="0.939878" calcext:value-type="float">
            <text:p>0.939878</text:p>
          </table:table-cell>
          <table:table-cell table:number-columns-repeated="2"/>
          <table:table-cell office:value-type="float" office:value="0.940285" calcext:value-type="float">
            <text:p>0.940285</text:p>
          </table:table-cell>
          <table:table-cell/>
          <table:table-cell office:value-type="float" office:value="0.940488" calcext:value-type="float">
            <text:p>0.940488</text:p>
          </table:table-cell>
          <table:table-cell office:value-type="float" office:value="0.950458" calcext:value-type="float">
            <text:p>0.95045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953306" calcext:value-type="float">
            <text:p>0.953306</text:p>
          </table:table-cell>
          <table:table-cell office:value-type="float" office:value="0.946185" calcext:value-type="float">
            <text:p>0.946185</text:p>
          </table:table-cell>
          <table:table-cell table:number-columns-repeated="2"/>
          <table:table-cell office:value-type="float" office:value="0.945371" calcext:value-type="float">
            <text:p>0.945371</text:p>
          </table:table-cell>
          <table:table-cell/>
          <table:table-cell office:value-type="float" office:value="0.945168" calcext:value-type="float">
            <text:p>0.945168</text:p>
          </table:table-cell>
          <table:table-cell office:value-type="float" office:value="0.946999" calcext:value-type="float">
            <text:p>0.94699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952798" calcext:value-type="float">
            <text:p>0.952798</text:p>
          </table:table-cell>
          <table:table-cell office:value-type="float" office:value="0.939573" calcext:value-type="float">
            <text:p>0.939573</text:p>
          </table:table-cell>
          <table:table-cell table:number-columns-repeated="2"/>
          <table:table-cell office:value-type="float" office:value="0.939674" calcext:value-type="float">
            <text:p>0.939674</text:p>
          </table:table-cell>
          <table:table-cell/>
          <table:table-cell table:number-columns-repeated="2" office:value-type="float" office:value="0.939674" calcext:value-type="float">
            <text:p>0.93967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953103" calcext:value-type="float">
            <text:p>0.953103</text:p>
          </table:table-cell>
          <table:table-cell office:value-type="float" office:value="0.939674" calcext:value-type="float">
            <text:p>0.939674</text:p>
          </table:table-cell>
          <table:table-cell table:number-columns-repeated="2"/>
          <table:table-cell office:value-type="float" office:value="0.939674" calcext:value-type="float">
            <text:p>0.939674</text:p>
          </table:table-cell>
          <table:table-cell/>
          <table:table-cell office:value-type="float" office:value="0.940895" calcext:value-type="float">
            <text:p>0.940895</text:p>
          </table:table-cell>
          <table:table-cell office:value-type="float" office:value="0.953001" calcext:value-type="float">
            <text:p>0.95300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953713" calcext:value-type="float">
            <text:p>0.953713</text:p>
          </table:table-cell>
          <table:table-cell office:value-type="float" office:value="0.689929" calcext:value-type="float">
            <text:p>0.689929</text:p>
          </table:table-cell>
          <table:table-cell table:number-columns-repeated="2"/>
          <table:table-cell office:value-type="float" office:value="0.949339" calcext:value-type="float">
            <text:p>0.949339</text:p>
          </table:table-cell>
          <table:table-cell/>
          <table:table-cell office:value-type="float" office:value="0.949746" calcext:value-type="float">
            <text:p>0.949746</text:p>
          </table:table-cell>
          <table:table-cell office:value-type="float" office:value="0.953103" calcext:value-type="float">
            <text:p>0.95310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947406" calcext:value-type="float">
            <text:p>0.947406</text:p>
          </table:table-cell>
          <table:table-cell office:value-type="float" office:value="0.939674" calcext:value-type="float">
            <text:p>0.939674</text:p>
          </table:table-cell>
          <table:table-cell table:number-columns-repeated="2"/>
          <table:table-cell office:value-type="float" office:value="0.939674" calcext:value-type="float">
            <text:p>0.939674</text:p>
          </table:table-cell>
          <table:table-cell/>
          <table:table-cell office:value-type="float" office:value="0.941506" calcext:value-type="float">
            <text:p>0.941506</text:p>
          </table:table-cell>
          <table:table-cell office:value-type="float" office:value="0.95117" calcext:value-type="float">
            <text:p>0.9511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952594" calcext:value-type="float">
            <text:p>0.952594</text:p>
          </table:table-cell>
          <table:table-cell office:value-type="float" office:value="0.941302" calcext:value-type="float">
            <text:p>0.941302</text:p>
          </table:table-cell>
          <table:table-cell table:number-columns-repeated="2"/>
          <table:table-cell office:value-type="float" office:value="0.941709" calcext:value-type="float">
            <text:p>0.941709</text:p>
          </table:table-cell>
          <table:table-cell/>
          <table:table-cell office:value-type="float" office:value="0.940692" calcext:value-type="float">
            <text:p>0.940692</text:p>
          </table:table-cell>
          <table:table-cell office:value-type="float" office:value="0.952798" calcext:value-type="float">
            <text:p>0.95279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953408" calcext:value-type="float">
            <text:p>0.953408</text:p>
          </table:table-cell>
          <table:table-cell office:value-type="float" office:value="0.939776" calcext:value-type="float">
            <text:p>0.939776</text:p>
          </table:table-cell>
          <table:table-cell table:number-columns-repeated="2"/>
          <table:table-cell office:value-type="float" office:value="0.940081" calcext:value-type="float">
            <text:p>0.940081</text:p>
          </table:table-cell>
          <table:table-cell/>
          <table:table-cell office:value-type="float" office:value="0.941302" calcext:value-type="float">
            <text:p>0.941302</text:p>
          </table:table-cell>
          <table:table-cell office:value-type="float" office:value="0.95117" calcext:value-type="float">
            <text:p>0.9511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953001" calcext:value-type="float">
            <text:p>0.953001</text:p>
          </table:table-cell>
          <table:table-cell office:value-type="float" office:value="0.944151" calcext:value-type="float">
            <text:p>0.944151</text:p>
          </table:table-cell>
          <table:table-cell table:number-columns-repeated="2"/>
          <table:table-cell office:value-type="float" office:value="0.952187" calcext:value-type="float">
            <text:p>0.952187</text:p>
          </table:table-cell>
          <table:table-cell/>
          <table:table-cell office:value-type="float" office:value="0.953204" calcext:value-type="float">
            <text:p>0.953204</text:p>
          </table:table-cell>
          <table:table-cell office:value-type="float" office:value="0.953713" calcext:value-type="float">
            <text:p>0.95371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952899" calcext:value-type="float">
            <text:p>0.952899</text:p>
          </table:table-cell>
          <table:table-cell office:value-type="float" office:value="0.942421" calcext:value-type="float">
            <text:p>0.942421</text:p>
          </table:table-cell>
          <table:table-cell table:number-columns-repeated="2"/>
          <table:table-cell office:value-type="float" office:value="0.942523" calcext:value-type="float">
            <text:p>0.942523</text:p>
          </table:table-cell>
          <table:table-cell/>
          <table:table-cell office:value-type="float" office:value="0.941811" calcext:value-type="float">
            <text:p>0.941811</text:p>
          </table:table-cell>
          <table:table-cell office:value-type="float" office:value="0.947609" calcext:value-type="float">
            <text:p>0.94760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95351" calcext:value-type="float">
            <text:p>0.95351</text:p>
          </table:table-cell>
          <table:table-cell office:value-type="float" office:value="0.93998" calcext:value-type="float">
            <text:p>0.93998</text:p>
          </table:table-cell>
          <table:table-cell table:number-columns-repeated="2"/>
          <table:table-cell office:value-type="float" office:value="0.93998" calcext:value-type="float">
            <text:p>0.93998</text:p>
          </table:table-cell>
          <table:table-cell/>
          <table:table-cell office:value-type="float" office:value="0.942014" calcext:value-type="float">
            <text:p>0.942014</text:p>
          </table:table-cell>
          <table:table-cell office:value-type="float" office:value="0.953103" calcext:value-type="float">
            <text:p>0.95310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953103" calcext:value-type="float">
            <text:p>0.953103</text:p>
          </table:table-cell>
          <table:table-cell office:value-type="float" office:value="0.950763" calcext:value-type="float">
            <text:p>0.950763</text:p>
          </table:table-cell>
          <table:table-cell table:number-columns-repeated="2"/>
          <table:table-cell office:value-type="float" office:value="0.945473" calcext:value-type="float">
            <text:p>0.945473</text:p>
          </table:table-cell>
          <table:table-cell/>
          <table:table-cell office:value-type="float" office:value="0.945473" calcext:value-type="float">
            <text:p>0.945473</text:p>
          </table:table-cell>
          <table:table-cell office:value-type="float" office:value="0.947813" calcext:value-type="float">
            <text:p>0.94781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953611" calcext:value-type="float">
            <text:p>0.953611</text:p>
          </table:table-cell>
          <table:table-cell office:value-type="float" office:value="0.940895" calcext:value-type="float">
            <text:p>0.940895</text:p>
          </table:table-cell>
          <table:table-cell table:number-columns-repeated="2"/>
          <table:table-cell office:value-type="float" office:value="0.94059" calcext:value-type="float">
            <text:p>0.94059</text:p>
          </table:table-cell>
          <table:table-cell/>
          <table:table-cell office:value-type="float" office:value="0.942014" calcext:value-type="float">
            <text:p>0.942014</text:p>
          </table:table-cell>
          <table:table-cell office:value-type="float" office:value="0.949237" calcext:value-type="float">
            <text:p>0.9492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41099" calcext:value-type="float">
            <text:p>0.941099</text:p>
          </table:table-cell>
          <table:table-cell table:number-columns-repeated="2"/>
          <table:table-cell office:value-type="float" office:value="0.943032" calcext:value-type="float">
            <text:p>0.943032</text:p>
          </table:table-cell>
          <table:table-cell/>
          <table:table-cell office:value-type="float" office:value="0.942421" calcext:value-type="float">
            <text:p>0.942421</text:p>
          </table:table-cell>
          <table:table-cell office:value-type="float" office:value="0.952696" calcext:value-type="float">
            <text:p>0.95269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953001" calcext:value-type="float">
            <text:p>0.953001</text:p>
          </table:table-cell>
          <table:table-cell office:value-type="float" office:value="0.952085" calcext:value-type="float">
            <text:p>0.952085</text:p>
          </table:table-cell>
          <table:table-cell table:number-columns-repeated="2"/>
          <table:table-cell office:value-type="float" office:value="0.951577" calcext:value-type="float">
            <text:p>0.951577</text:p>
          </table:table-cell>
          <table:table-cell/>
          <table:table-cell office:value-type="float" office:value="0.950763" calcext:value-type="float">
            <text:p>0.950763</text:p>
          </table:table-cell>
          <table:table-cell office:value-type="float" office:value="0.952696" calcext:value-type="float">
            <text:p>0.95269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39776" calcext:value-type="float">
            <text:p>0.939776</text:p>
          </table:table-cell>
          <table:table-cell table:number-columns-repeated="2"/>
          <table:table-cell office:value-type="float" office:value="0.940081" calcext:value-type="float">
            <text:p>0.940081</text:p>
          </table:table-cell>
          <table:table-cell/>
          <table:table-cell office:value-type="float" office:value="0.940997" calcext:value-type="float">
            <text:p>0.940997</text:p>
          </table:table-cell>
          <table:table-cell office:value-type="float" office:value="0.95117" calcext:value-type="float">
            <text:p>0.9511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53103" calcext:value-type="float">
            <text:p>0.953103</text:p>
          </table:table-cell>
          <table:table-cell table:number-columns-repeated="2"/>
          <table:table-cell office:value-type="float" office:value="0.948016" calcext:value-type="float">
            <text:p>0.948016</text:p>
          </table:table-cell>
          <table:table-cell/>
          <table:table-cell office:value-type="float" office:value="0.947406" calcext:value-type="float">
            <text:p>0.947406</text:p>
          </table:table-cell>
          <table:table-cell office:value-type="float" office:value="0.946999" calcext:value-type="float">
            <text:p>0.94699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953204" calcext:value-type="float">
            <text:p>0.953204</text:p>
          </table:table-cell>
          <table:table-cell office:value-type="float" office:value="0.940081" calcext:value-type="float">
            <text:p>0.940081</text:p>
          </table:table-cell>
          <table:table-cell table:number-columns-repeated="2"/>
          <table:table-cell office:value-type="float" office:value="0.940285" calcext:value-type="float">
            <text:p>0.940285</text:p>
          </table:table-cell>
          <table:table-cell/>
          <table:table-cell office:value-type="float" office:value="0.942218" calcext:value-type="float">
            <text:p>0.942218</text:p>
          </table:table-cell>
          <table:table-cell office:value-type="float" office:value="0.953204" calcext:value-type="float">
            <text:p>0.95320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953611" calcext:value-type="float">
            <text:p>0.953611</text:p>
          </table:table-cell>
          <table:table-cell office:value-type="float" office:value="0.939776" calcext:value-type="float">
            <text:p>0.939776</text:p>
          </table:table-cell>
          <table:table-cell table:number-columns-repeated="2"/>
          <table:table-cell office:value-type="float" office:value="0.939776" calcext:value-type="float">
            <text:p>0.939776</text:p>
          </table:table-cell>
          <table:table-cell/>
          <table:table-cell office:value-type="float" office:value="0.942523" calcext:value-type="float">
            <text:p>0.942523</text:p>
          </table:table-cell>
          <table:table-cell office:value-type="float" office:value="0.953815" calcext:value-type="float">
            <text:p>0.95381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953611" calcext:value-type="float">
            <text:p>0.953611</text:p>
          </table:table-cell>
          <table:table-cell office:value-type="float" office:value="0.950865" calcext:value-type="float">
            <text:p>0.950865</text:p>
          </table:table-cell>
          <table:table-cell table:number-columns-repeated="2"/>
          <table:table-cell office:value-type="float" office:value="0.949949" calcext:value-type="float">
            <text:p>0.949949</text:p>
          </table:table-cell>
          <table:table-cell/>
          <table:table-cell office:value-type="float" office:value="0.949542" calcext:value-type="float">
            <text:p>0.949542</text:p>
          </table:table-cell>
          <table:table-cell office:value-type="float" office:value="0.953713" calcext:value-type="float">
            <text:p>0.95371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953103" calcext:value-type="float">
            <text:p>0.953103</text:p>
          </table:table-cell>
          <table:table-cell office:value-type="float" office:value="0.620753" calcext:value-type="float">
            <text:p>0.620753</text:p>
          </table:table-cell>
          <table:table-cell table:number-columns-repeated="2"/>
          <table:table-cell office:value-type="float" office:value="0.921363" calcext:value-type="float">
            <text:p>0.921363</text:p>
          </table:table-cell>
          <table:table-cell/>
          <table:table-cell office:value-type="float" office:value="0.919939" calcext:value-type="float">
            <text:p>0.919939</text:p>
          </table:table-cell>
          <table:table-cell office:value-type="float" office:value="0.953001" calcext:value-type="float">
            <text:p>0.95300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52594" calcext:value-type="float">
            <text:p>0.952594</text:p>
          </table:table-cell>
          <table:table-cell office:value-type="float" office:value="0.941607" calcext:value-type="float">
            <text:p>0.941607</text:p>
          </table:table-cell>
          <table:table-cell table:number-columns-repeated="2"/>
          <table:table-cell office:value-type="float" office:value="0.945371" calcext:value-type="float">
            <text:p>0.945371</text:p>
          </table:table-cell>
          <table:table-cell/>
          <table:table-cell office:value-type="float" office:value="0.942421" calcext:value-type="float">
            <text:p>0.942421</text:p>
          </table:table-cell>
          <table:table-cell office:value-type="float" office:value="0.952391" calcext:value-type="float">
            <text:p>0.95239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953713" calcext:value-type="float">
            <text:p>0.953713</text:p>
          </table:table-cell>
          <table:table-cell office:value-type="float" office:value="0.939776" calcext:value-type="float">
            <text:p>0.939776</text:p>
          </table:table-cell>
          <table:table-cell table:number-columns-repeated="2"/>
          <table:table-cell office:value-type="float" office:value="0.939776" calcext:value-type="float">
            <text:p>0.939776</text:p>
          </table:table-cell>
          <table:table-cell/>
          <table:table-cell office:value-type="float" office:value="0.940488" calcext:value-type="float">
            <text:p>0.940488</text:p>
          </table:table-cell>
          <table:table-cell office:value-type="float" office:value="0.949339" calcext:value-type="float">
            <text:p>0.94933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53611" calcext:value-type="float">
            <text:p>0.953611</text:p>
          </table:table-cell>
          <table:table-cell office:value-type="float" office:value="0.941099" calcext:value-type="float">
            <text:p>0.941099</text:p>
          </table:table-cell>
          <table:table-cell table:number-columns-repeated="2"/>
          <table:table-cell office:value-type="float" office:value="0.941913" calcext:value-type="float">
            <text:p>0.941913</text:p>
          </table:table-cell>
          <table:table-cell/>
          <table:table-cell office:value-type="float" office:value="0.940387" calcext:value-type="float">
            <text:p>0.940387</text:p>
          </table:table-cell>
          <table:table-cell office:value-type="float" office:value="0.951577" calcext:value-type="float">
            <text:p>0.9515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9:25:45.376431368</meta:creation-date>
    <dc:date>2019-01-18T20:23:34.554331312</dc:date>
    <meta:editing-duration>PT57M44S</meta:editing-duration>
    <meta:editing-cycles>13</meta:editing-cycles>
    <meta:generator>LibreOffice/5.1.6.2$Linux_X86_64 LibreOffice_project/10m0$Build-2</meta:generator>
    <meta:document-statistic meta:table-count="1" meta:cell-count="7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434cm" svg:height="16.549cm" xlink:href=".." xlink:type="simple" chart:class="chart:line" chart:style-name="ch1">
        <chart:title svg:x="13.197cm" svg:y="0.466cm" chart:style-name="ch2">
          <text:p>AEA</text:p>
        </chart:title>
        <chart:legend chart:legend-position="end" svg:x="23.629cm" svg:y="6.979cm" style:legend-expansion="high" chart:style-name="ch3"/>
        <chart:plot-area chart:style-name="ch4" table:cell-range-address="Sheet1.B1:Sheet1.D52 Sheet1.G1:Sheet1.G52 Sheet1.I1:Sheet1.J52" chart:data-source-has-labels="both" svg:x="1.559cm" svg:y="1.575cm" svg:width="21.522cm" svg:height="13.663cm">
          <chartooo:coordinate-region svg:x="2.286cm" svg:y="1.774cm" svg:width="20.609cm" svg:height="12.817cm"/>
          <chart:axis chart:dimension="x" chart:name="primary-x" chart:style-name="ch5" chartooo:axis-type="auto">
            <chartooo:date-scale/>
            <chart:title svg:x="11.72cm" svg:y="15.568cm" chart:style-name="ch6">
              <text:p>Epochs</text:p>
            </chart:title>
            <chart:categories table:cell-range-address="Sheet1.B2:Sheet1.B52"/>
          </chart:axis>
          <chart:axis chart:dimension="y" chart:name="primary-y" chart:style-name="ch7">
            <chart:title svg:x="0.451cm" svg:y="9.125cm" chart:style-name="ch8">
              <text:p>Log Loss</text:p>
            </chart:title>
            <chart:grid chart:style-name="ch9" chart:class="major"/>
          </chart:axis>
          <chart:series chart:style-name="ch10" chart:values-cell-range-address="Sheet1.C2:Sheet1.C52" chart:label-cell-address="Sheet1.C1:Sheet1.C1" chart:class="chart:line">
            <chart:data-point chart:repeated="51"/>
          </chart:series>
          <chart:series chart:style-name="ch11" chart:values-cell-range-address="Sheet1.D2:Sheet1.D52" chart:label-cell-address="Sheet1.D1:Sheet1.D1" chart:class="chart:line">
            <chart:data-point chart:repeated="51"/>
          </chart:series>
          <chart:series chart:style-name="ch12" chart:values-cell-range-address="Sheet1.G2:Sheet1.G52" chart:label-cell-address="Sheet1.G1:Sheet1.G1" chart:class="chart:line">
            <chart:data-point chart:repeated="51"/>
          </chart:series>
          <chart:series chart:style-name="ch13" chart:values-cell-range-address="Sheet1.I2:Sheet1.I52" chart:label-cell-address="Sheet1.I1:Sheet1.I1" chart:class="chart:line">
            <chart:data-point chart:repeated="51"/>
          </chart:series>
          <chart:series chart:style-name="ch14" chart:values-cell-range-address="Sheet1.J2:Sheet1.J52" chart:label-cell-address="Sheet1.J1:Sheet1.J1" chart:class="chart:line">
            <chart:data-point chart:repeated="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1n1</text:p>
                <draw:g>
                  <svg:desc>Sheet1.C1:Sheet1.C1</svg:desc>
                </draw:g>
              </table:table-cell>
              <table:table-cell office:value-type="string">
                <text:p>B64n1 (0.1%)</text:p>
                <draw:g>
                  <svg:desc>Sheet1.D1:Sheet1.D1</svg:desc>
                </draw:g>
              </table:table-cell>
              <table:table-cell office:value-type="string">
                <text:p>B64n8 (1,5%)</text:p>
                <draw:g>
                  <svg:desc>Sheet1.G1:Sheet1.G1</svg:desc>
                </draw:g>
              </table:table-cell>
              <table:table-cell office:value-type="string">
                <text:p>B64n32 (6.2 %)</text:p>
                <draw:g>
                  <svg:desc>Sheet1.I1:Sheet1.I1</svg:desc>
                </draw:g>
              </table:table-cell>
              <table:table-cell office:value-type="string">
                <text:p>B64n64 (12,5%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52</svg:desc>
                </draw:g>
              </table:table-cell>
              <table:table-cell office:value-type="float" office:value="0.693317">
                <text:p>0.693317</text:p>
                <draw:g>
                  <svg:desc>Sheet1.C2:Sheet1.C52</svg:desc>
                </draw:g>
              </table:table-cell>
              <table:table-cell office:value-type="float" office:value="0.693317">
                <text:p>0.693317</text:p>
                <draw:g>
                  <svg:desc>Sheet1.D2:Sheet1.D52</svg:desc>
                </draw:g>
              </table:table-cell>
              <table:table-cell office:value-type="float" office:value="0.693317">
                <text:p>0.693317</text:p>
                <draw:g>
                  <svg:desc>Sheet1.G2:Sheet1.G52</svg:desc>
                </draw:g>
              </table:table-cell>
              <table:table-cell office:value-type="float" office:value="0.693317">
                <text:p>0.693317</text:p>
                <draw:g>
                  <svg:desc>Sheet1.I2:Sheet1.I52</svg:desc>
                </draw:g>
              </table:table-cell>
              <table:table-cell office:value-type="float" office:value="0.693317">
                <text:p>0.693317</text:p>
                <draw:g>
                  <svg:desc>Sheet1.J2:Sheet1.J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42317">
                <text:p>0.142317</text:p>
              </table:table-cell>
              <table:table-cell office:value-type="float" office:value="0.207782">
                <text:p>0.207782</text:p>
              </table:table-cell>
              <table:table-cell office:value-type="float" office:value="0.202767">
                <text:p>0.202767</text:p>
              </table:table-cell>
              <table:table-cell office:value-type="float" office:value="0.148593">
                <text:p>0.148593</text:p>
              </table:table-cell>
              <table:table-cell office:value-type="float" office:value="0.147729">
                <text:p>0.1477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41257">
                <text:p>0.141257</text:p>
              </table:table-cell>
              <table:table-cell office:value-type="float" office:value="0.160738">
                <text:p>0.160738</text:p>
              </table:table-cell>
              <table:table-cell office:value-type="float" office:value="0.190165">
                <text:p>0.190165</text:p>
              </table:table-cell>
              <table:table-cell office:value-type="float" office:value="0.164965">
                <text:p>0.164965</text:p>
              </table:table-cell>
              <table:table-cell office:value-type="float" office:value="0.145971">
                <text:p>0.1459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37653">
                <text:p>0.137653</text:p>
              </table:table-cell>
              <table:table-cell office:value-type="float" office:value="0.251296">
                <text:p>0.251296</text:p>
              </table:table-cell>
              <table:table-cell office:value-type="float" office:value="0.241937">
                <text:p>0.241937</text:p>
              </table:table-cell>
              <table:table-cell office:value-type="float" office:value="0.139389">
                <text:p>0.139389</text:p>
              </table:table-cell>
              <table:table-cell office:value-type="float" office:value="0.137772">
                <text:p>0.1377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9416">
                <text:p>0.139416</text:p>
              </table:table-cell>
              <table:table-cell office:value-type="float" office:value="0.240054">
                <text:p>0.240054</text:p>
              </table:table-cell>
              <table:table-cell office:value-type="float" office:value="0.2123">
                <text:p>0.2123</text:p>
              </table:table-cell>
              <table:table-cell office:value-type="float" office:value="0.1442">
                <text:p>0.1442</text:p>
              </table:table-cell>
              <table:table-cell office:value-type="float" office:value="0.171183">
                <text:p>0.1711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6779">
                <text:p>0.136779</text:p>
              </table:table-cell>
              <table:table-cell office:value-type="float" office:value="0.138821">
                <text:p>0.138821</text:p>
              </table:table-cell>
              <table:table-cell office:value-type="float" office:value="0.157782">
                <text:p>0.157782</text:p>
              </table:table-cell>
              <table:table-cell office:value-type="float" office:value="0.136812">
                <text:p>0.136812</text:p>
              </table:table-cell>
              <table:table-cell office:value-type="float" office:value="0.137488">
                <text:p>0.1374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6158">
                <text:p>0.136158</text:p>
              </table:table-cell>
              <table:table-cell office:value-type="float" office:value="0.244967">
                <text:p>0.244967</text:p>
              </table:table-cell>
              <table:table-cell office:value-type="float" office:value="0.233682">
                <text:p>0.233682</text:p>
              </table:table-cell>
              <table:table-cell office:value-type="float" office:value="0.141896">
                <text:p>0.141896</text:p>
              </table:table-cell>
              <table:table-cell office:value-type="float" office:value="0.135978">
                <text:p>0.1359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35394">
                <text:p>0.135394</text:p>
              </table:table-cell>
              <table:table-cell office:value-type="float" office:value="0.250409">
                <text:p>0.250409</text:p>
              </table:table-cell>
              <table:table-cell office:value-type="float" office:value="0.232312">
                <text:p>0.232312</text:p>
              </table:table-cell>
              <table:table-cell office:value-type="float" office:value="0.135613">
                <text:p>0.135613</text:p>
              </table:table-cell>
              <table:table-cell office:value-type="float" office:value="0.13537">
                <text:p>0.135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485">
                <text:p>0.13485</text:p>
              </table:table-cell>
              <table:table-cell office:value-type="float" office:value="0.145561">
                <text:p>0.145561</text:p>
              </table:table-cell>
              <table:table-cell office:value-type="float" office:value="0.140035">
                <text:p>0.140035</text:p>
              </table:table-cell>
              <table:table-cell office:value-type="float" office:value="0.138711">
                <text:p>0.138711</text:p>
              </table:table-cell>
              <table:table-cell office:value-type="float" office:value="0.137617">
                <text:p>0.1376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36276">
                <text:p>0.136276</text:p>
              </table:table-cell>
              <table:table-cell office:value-type="float" office:value="0.237226">
                <text:p>0.237226</text:p>
              </table:table-cell>
              <table:table-cell office:value-type="float" office:value="0.232154">
                <text:p>0.232154</text:p>
              </table:table-cell>
              <table:table-cell office:value-type="float" office:value="0.147369">
                <text:p>0.147369</text:p>
              </table:table-cell>
              <table:table-cell office:value-type="float" office:value="0.134468">
                <text:p>0.1344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6919">
                <text:p>0.136919</text:p>
              </table:table-cell>
              <table:table-cell office:value-type="float" office:value="0.180362">
                <text:p>0.180362</text:p>
              </table:table-cell>
              <table:table-cell office:value-type="float" office:value="0.142003">
                <text:p>0.142003</text:p>
              </table:table-cell>
              <table:table-cell office:value-type="float" office:value="0.152583">
                <text:p>0.152583</text:p>
              </table:table-cell>
              <table:table-cell office:value-type="float" office:value="0.134921">
                <text:p>0.1349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38866">
                <text:p>0.138866</text:p>
              </table:table-cell>
              <table:table-cell office:value-type="float" office:value="0.159914">
                <text:p>0.159914</text:p>
              </table:table-cell>
              <table:table-cell office:value-type="float" office:value="0.151845">
                <text:p>0.151845</text:p>
              </table:table-cell>
              <table:table-cell office:value-type="float" office:value="0.137812">
                <text:p>0.137812</text:p>
              </table:table-cell>
              <table:table-cell office:value-type="float" office:value="0.146949">
                <text:p>0.1469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35079">
                <text:p>0.135079</text:p>
              </table:table-cell>
              <table:table-cell office:value-type="float" office:value="0.260841">
                <text:p>0.260841</text:p>
              </table:table-cell>
              <table:table-cell office:value-type="float" office:value="0.245299">
                <text:p>0.245299</text:p>
              </table:table-cell>
              <table:table-cell office:value-type="float" office:value="0.138507">
                <text:p>0.138507</text:p>
              </table:table-cell>
              <table:table-cell office:value-type="float" office:value="0.14206">
                <text:p>0.142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3513">
                <text:p>0.13513</text:p>
              </table:table-cell>
              <table:table-cell office:value-type="float" office:value="0.185251">
                <text:p>0.185251</text:p>
              </table:table-cell>
              <table:table-cell office:value-type="float" office:value="0.177133">
                <text:p>0.177133</text:p>
              </table:table-cell>
              <table:table-cell office:value-type="float" office:value="0.141092">
                <text:p>0.141092</text:p>
              </table:table-cell>
              <table:table-cell office:value-type="float" office:value="0.135546">
                <text:p>0.1355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33506">
                <text:p>0.133506</text:p>
              </table:table-cell>
              <table:table-cell office:value-type="float" office:value="0.255585">
                <text:p>0.255585</text:p>
              </table:table-cell>
              <table:table-cell office:value-type="float" office:value="0.256544">
                <text:p>0.256544</text:p>
              </table:table-cell>
              <table:table-cell office:value-type="float" office:value="0.259085">
                <text:p>0.259085</text:p>
              </table:table-cell>
              <table:table-cell office:value-type="float" office:value="0.134306">
                <text:p>0.1343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3566">
                <text:p>0.133566</text:p>
              </table:table-cell>
              <table:table-cell office:value-type="float" office:value="0.136274">
                <text:p>0.136274</text:p>
              </table:table-cell>
              <table:table-cell office:value-type="float" office:value="0.142468">
                <text:p>0.142468</text:p>
              </table:table-cell>
              <table:table-cell office:value-type="float" office:value="0.133537">
                <text:p>0.133537</text:p>
              </table:table-cell>
              <table:table-cell office:value-type="float" office:value="0.134058">
                <text:p>0.1340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34206">
                <text:p>0.134206</text:p>
              </table:table-cell>
              <table:table-cell office:value-type="float" office:value="0.228278">
                <text:p>0.228278</text:p>
              </table:table-cell>
              <table:table-cell office:value-type="float" office:value="0.199544">
                <text:p>0.199544</text:p>
              </table:table-cell>
              <table:table-cell office:value-type="float" office:value="0.14006">
                <text:p>0.14006</text:p>
              </table:table-cell>
              <table:table-cell office:value-type="float" office:value="0.13349">
                <text:p>0.133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59697">
                <text:p>0.159697</text:p>
              </table:table-cell>
              <table:table-cell office:value-type="float" office:value="0.258398">
                <text:p>0.258398</text:p>
              </table:table-cell>
              <table:table-cell office:value-type="float" office:value="0.250042">
                <text:p>0.250042</text:p>
              </table:table-cell>
              <table:table-cell office:value-type="float" office:value="0.145963">
                <text:p>0.145963</text:p>
              </table:table-cell>
              <table:table-cell office:value-type="float" office:value="0.151448">
                <text:p>0.15144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33056">
                <text:p>0.133056</text:p>
              </table:table-cell>
              <table:table-cell office:value-type="float" office:value="0.145894">
                <text:p>0.145894</text:p>
              </table:table-cell>
              <table:table-cell office:value-type="float" office:value="0.158667">
                <text:p>0.158667</text:p>
              </table:table-cell>
              <table:table-cell office:value-type="float" office:value="0.136291">
                <text:p>0.136291</text:p>
              </table:table-cell>
              <table:table-cell office:value-type="float" office:value="0.136616">
                <text:p>0.1366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35409">
                <text:p>0.135409</text:p>
              </table:table-cell>
              <table:table-cell office:value-type="float" office:value="0.266625">
                <text:p>0.266625</text:p>
              </table:table-cell>
              <table:table-cell office:value-type="float" office:value="0.26234">
                <text:p>0.26234</text:p>
              </table:table-cell>
              <table:table-cell office:value-type="float" office:value="0.261151">
                <text:p>0.261151</text:p>
              </table:table-cell>
              <table:table-cell office:value-type="float" office:value="0.146421">
                <text:p>0.1464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2984">
                <text:p>0.132984</text:p>
              </table:table-cell>
              <table:table-cell office:value-type="float" office:value="0.253438">
                <text:p>0.253438</text:p>
              </table:table-cell>
              <table:table-cell office:value-type="float" office:value="0.248285">
                <text:p>0.248285</text:p>
              </table:table-cell>
              <table:table-cell office:value-type="float" office:value="0.25348">
                <text:p>0.25348</text:p>
              </table:table-cell>
              <table:table-cell office:value-type="float" office:value="0.154831">
                <text:p>0.15483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41986">
                <text:p>0.141986</text:p>
              </table:table-cell>
              <table:table-cell office:value-type="float" office:value="0.254798">
                <text:p>0.254798</text:p>
              </table:table-cell>
              <table:table-cell office:value-type="float" office:value="0.24588">
                <text:p>0.24588</text:p>
              </table:table-cell>
              <table:table-cell office:value-type="float" office:value="0.140278">
                <text:p>0.140278</text:p>
              </table:table-cell>
              <table:table-cell office:value-type="float" office:value="0.13609">
                <text:p>0.1360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33456">
                <text:p>0.133456</text:p>
              </table:table-cell>
              <table:table-cell office:value-type="float" office:value="0.149321">
                <text:p>0.149321</text:p>
              </table:table-cell>
              <table:table-cell office:value-type="float" office:value="0.25257">
                <text:p>0.25257</text:p>
              </table:table-cell>
              <table:table-cell office:value-type="float" office:value="0.1384">
                <text:p>0.1384</text:p>
              </table:table-cell>
              <table:table-cell office:value-type="float" office:value="0.132949">
                <text:p>0.13294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32895">
                <text:p>0.132895</text:p>
              </table:table-cell>
              <table:table-cell office:value-type="float" office:value="0.238033">
                <text:p>0.238033</text:p>
              </table:table-cell>
              <table:table-cell office:value-type="float" office:value="0.238337">
                <text:p>0.238337</text:p>
              </table:table-cell>
              <table:table-cell office:value-type="float" office:value="0.140058">
                <text:p>0.140058</text:p>
              </table:table-cell>
              <table:table-cell office:value-type="float" office:value="0.133971">
                <text:p>0.13397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32872">
                <text:p>0.132872</text:p>
              </table:table-cell>
              <table:table-cell office:value-type="float" office:value="0.231603">
                <text:p>0.231603</text:p>
              </table:table-cell>
              <table:table-cell office:value-type="float" office:value="0.230934">
                <text:p>0.230934</text:p>
              </table:table-cell>
              <table:table-cell office:value-type="float" office:value="0.13314">
                <text:p>0.13314</text:p>
              </table:table-cell>
              <table:table-cell office:value-type="float" office:value="0.135443">
                <text:p>0.13544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32846">
                <text:p>0.132846</text:p>
              </table:table-cell>
              <table:table-cell office:value-type="float" office:value="0.161633">
                <text:p>0.161633</text:p>
              </table:table-cell>
              <table:table-cell office:value-type="float" office:value="0.135472">
                <text:p>0.135472</text:p>
              </table:table-cell>
              <table:table-cell office:value-type="float" office:value="0.13335">
                <text:p>0.13335</text:p>
              </table:table-cell>
              <table:table-cell office:value-type="float" office:value="0.133928">
                <text:p>0.13392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3647">
                <text:p>0.13647</text:p>
              </table:table-cell>
              <table:table-cell office:value-type="float" office:value="0.16977">
                <text:p>0.16977</text:p>
              </table:table-cell>
              <table:table-cell office:value-type="float" office:value="0.172816">
                <text:p>0.172816</text:p>
              </table:table-cell>
              <table:table-cell office:value-type="float" office:value="0.145442">
                <text:p>0.145442</text:p>
              </table:table-cell>
              <table:table-cell office:value-type="float" office:value="0.133883">
                <text:p>0.1338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32334">
                <text:p>0.132334</text:p>
              </table:table-cell>
              <table:table-cell office:value-type="float" office:value="0.157376">
                <text:p>0.157376</text:p>
              </table:table-cell>
              <table:table-cell office:value-type="float" office:value="0.157068">
                <text:p>0.157068</text:p>
              </table:table-cell>
              <table:table-cell office:value-type="float" office:value="0.133466">
                <text:p>0.133466</text:p>
              </table:table-cell>
              <table:table-cell office:value-type="float" office:value="0.147078">
                <text:p>0.14707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39789">
                <text:p>0.139789</text:p>
              </table:table-cell>
              <table:table-cell office:value-type="float" office:value="0.247463">
                <text:p>0.247463</text:p>
              </table:table-cell>
              <table:table-cell office:value-type="float" office:value="0.235687">
                <text:p>0.235687</text:p>
              </table:table-cell>
              <table:table-cell office:value-type="float" office:value="0.132964">
                <text:p>0.132964</text:p>
              </table:table-cell>
              <table:table-cell office:value-type="float" office:value="0.160535">
                <text:p>0.1605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33875">
                <text:p>0.133875</text:p>
              </table:table-cell>
              <table:table-cell office:value-type="float" office:value="0.202272">
                <text:p>0.202272</text:p>
              </table:table-cell>
              <table:table-cell office:value-type="float" office:value="0.176641">
                <text:p>0.176641</text:p>
              </table:table-cell>
              <table:table-cell office:value-type="float" office:value="0.151478">
                <text:p>0.151478</text:p>
              </table:table-cell>
              <table:table-cell office:value-type="float" office:value="0.134448">
                <text:p>0.1344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2317">
                <text:p>0.132317</text:p>
              </table:table-cell>
              <table:table-cell office:value-type="float" office:value="0.271657">
                <text:p>0.271657</text:p>
              </table:table-cell>
              <table:table-cell office:value-type="float" office:value="0.271933">
                <text:p>0.271933</text:p>
              </table:table-cell>
              <table:table-cell office:value-type="float" office:value="0.24953">
                <text:p>0.24953</text:p>
              </table:table-cell>
              <table:table-cell office:value-type="float" office:value="0.14797">
                <text:p>0.1479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33485">
                <text:p>0.133485</text:p>
              </table:table-cell>
              <table:table-cell office:value-type="float" office:value="0.204214">
                <text:p>0.204214</text:p>
              </table:table-cell>
              <table:table-cell office:value-type="float" office:value="0.207704">
                <text:p>0.207704</text:p>
              </table:table-cell>
              <table:table-cell office:value-type="float" office:value="0.136085">
                <text:p>0.136085</text:p>
              </table:table-cell>
              <table:table-cell office:value-type="float" office:value="0.1324">
                <text:p>0.13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32699">
                <text:p>0.132699</text:p>
              </table:table-cell>
              <table:table-cell office:value-type="float" office:value="0.151806">
                <text:p>0.151806</text:p>
              </table:table-cell>
              <table:table-cell office:value-type="float" office:value="0.138676">
                <text:p>0.138676</text:p>
              </table:table-cell>
              <table:table-cell office:value-type="float" office:value="0.137312">
                <text:p>0.137312</text:p>
              </table:table-cell>
              <table:table-cell office:value-type="float" office:value="0.13618">
                <text:p>0.1361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32183">
                <text:p>0.132183</text:p>
              </table:table-cell>
              <table:table-cell office:value-type="float" office:value="0.205744">
                <text:p>0.205744</text:p>
              </table:table-cell>
              <table:table-cell office:value-type="float" office:value="0.189231">
                <text:p>0.189231</text:p>
              </table:table-cell>
              <table:table-cell office:value-type="float" office:value="0.142394">
                <text:p>0.142394</text:p>
              </table:table-cell>
              <table:table-cell office:value-type="float" office:value="0.13524">
                <text:p>0.1352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37819">
                <text:p>0.137819</text:p>
              </table:table-cell>
              <table:table-cell office:value-type="float" office:value="0.629124">
                <text:p>0.629124</text:p>
              </table:table-cell>
              <table:table-cell office:value-type="float" office:value="0.148224">
                <text:p>0.148224</text:p>
              </table:table-cell>
              <table:table-cell office:value-type="float" office:value="0.1395">
                <text:p>0.1395</text:p>
              </table:table-cell>
              <table:table-cell office:value-type="float" office:value="0.135623">
                <text:p>0.13562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35739">
                <text:p>0.135739</text:p>
              </table:table-cell>
              <table:table-cell office:value-type="float" office:value="0.167099">
                <text:p>0.167099</text:p>
              </table:table-cell>
              <table:table-cell office:value-type="float" office:value="0.173392">
                <text:p>0.173392</text:p>
              </table:table-cell>
              <table:table-cell office:value-type="float" office:value="0.133031">
                <text:p>0.133031</text:p>
              </table:table-cell>
              <table:table-cell office:value-type="float" office:value="0.132488">
                <text:p>0.1324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34302">
                <text:p>0.134302</text:p>
              </table:table-cell>
              <table:table-cell office:value-type="float" office:value="0.137878">
                <text:p>0.137878</text:p>
              </table:table-cell>
              <table:table-cell office:value-type="float" office:value="0.15347">
                <text:p>0.15347</text:p>
              </table:table-cell>
              <table:table-cell office:value-type="float" office:value="0.13351">
                <text:p>0.13351</text:p>
              </table:table-cell>
              <table:table-cell office:value-type="float" office:value="0.134753">
                <text:p>0.13475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32111">
                <text:p>0.132111</text:p>
              </table:table-cell>
              <table:table-cell office:value-type="float" office:value="0.23278">
                <text:p>0.23278</text:p>
              </table:table-cell>
              <table:table-cell office:value-type="float" office:value="0.221082">
                <text:p>0.221082</text:p>
              </table:table-cell>
              <table:table-cell office:value-type="float" office:value="0.133592">
                <text:p>0.133592</text:p>
              </table:table-cell>
              <table:table-cell office:value-type="float" office:value="0.132164">
                <text:p>0.13216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32059">
                <text:p>0.132059</text:p>
              </table:table-cell>
              <table:table-cell office:value-type="float" office:value="0.16683">
                <text:p>0.16683</text:p>
              </table:table-cell>
              <table:table-cell office:value-type="float" office:value="0.144583">
                <text:p>0.144583</text:p>
              </table:table-cell>
              <table:table-cell office:value-type="float" office:value="0.134369">
                <text:p>0.134369</text:p>
              </table:table-cell>
              <table:table-cell office:value-type="float" office:value="0.137666">
                <text:p>0.13766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32054">
                <text:p>0.132054</text:p>
              </table:table-cell>
              <table:table-cell office:value-type="float" office:value="0.196777">
                <text:p>0.196777</text:p>
              </table:table-cell>
              <table:table-cell office:value-type="float" office:value="0.190853">
                <text:p>0.190853</text:p>
              </table:table-cell>
              <table:table-cell office:value-type="float" office:value="0.134048">
                <text:p>0.134048</text:p>
              </table:table-cell>
              <table:table-cell office:value-type="float" office:value="0.133676">
                <text:p>0.1336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4427">
                <text:p>0.144427</text:p>
              </table:table-cell>
              <table:table-cell office:value-type="float" office:value="0.132991">
                <text:p>0.132991</text:p>
              </table:table-cell>
              <table:table-cell office:value-type="float" office:value="0.132246">
                <text:p>0.132246</text:p>
              </table:table-cell>
              <table:table-cell office:value-type="float" office:value="0.1409">
                <text:p>0.1409</text:p>
              </table:table-cell>
              <table:table-cell office:value-type="float" office:value="0.139951">
                <text:p>0.13995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3185">
                <text:p>0.13185</text:p>
              </table:table-cell>
              <table:table-cell office:value-type="float" office:value="0.149975">
                <text:p>0.149975</text:p>
              </table:table-cell>
              <table:table-cell office:value-type="float" office:value="0.144862">
                <text:p>0.144862</text:p>
              </table:table-cell>
              <table:table-cell office:value-type="float" office:value="0.14032">
                <text:p>0.14032</text:p>
              </table:table-cell>
              <table:table-cell office:value-type="float" office:value="0.158652">
                <text:p>0.15865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33754">
                <text:p>0.133754</text:p>
              </table:table-cell>
              <table:table-cell office:value-type="float" office:value="0.254394">
                <text:p>0.254394</text:p>
              </table:table-cell>
              <table:table-cell office:value-type="float" office:value="0.2405">
                <text:p>0.2405</text:p>
              </table:table-cell>
              <table:table-cell office:value-type="float" office:value="0.13837">
                <text:p>0.13837</text:p>
              </table:table-cell>
              <table:table-cell office:value-type="float" office:value="0.132639">
                <text:p>0.13263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32785">
                <text:p>0.132785</text:p>
              </table:table-cell>
              <table:table-cell office:value-type="float" office:value="0.148686">
                <text:p>0.148686</text:p>
              </table:table-cell>
              <table:table-cell office:value-type="float" office:value="0.136624">
                <text:p>0.136624</text:p>
              </table:table-cell>
              <table:table-cell office:value-type="float" office:value="0.151401">
                <text:p>0.151401</text:p>
              </table:table-cell>
              <table:table-cell office:value-type="float" office:value="0.131944">
                <text:p>0.1319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3261">
                <text:p>0.13261</text:p>
              </table:table-cell>
              <table:table-cell office:value-type="float" office:value="0.271942">
                <text:p>0.271942</text:p>
              </table:table-cell>
              <table:table-cell office:value-type="float" office:value="0.269069">
                <text:p>0.269069</text:p>
              </table:table-cell>
              <table:table-cell office:value-type="float" office:value="0.256832">
                <text:p>0.256832</text:p>
              </table:table-cell>
              <table:table-cell office:value-type="float" office:value="0.135415">
                <text:p>0.1354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31899">
                <text:p>0.131899</text:p>
              </table:table-cell>
              <table:table-cell office:value-type="float" office:value="0.232025">
                <text:p>0.232025</text:p>
              </table:table-cell>
              <table:table-cell office:value-type="float" office:value="0.22457">
                <text:p>0.22457</text:p>
              </table:table-cell>
              <table:table-cell office:value-type="float" office:value="0.132253">
                <text:p>0.132253</text:p>
              </table:table-cell>
              <table:table-cell office:value-type="float" office:value="0.147798">
                <text:p>0.14779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34028">
                <text:p>0.134028</text:p>
              </table:table-cell>
              <table:table-cell office:value-type="float" office:value="0.176647">
                <text:p>0.176647</text:p>
              </table:table-cell>
              <table:table-cell office:value-type="float" office:value="0.175021">
                <text:p>0.175021</text:p>
              </table:table-cell>
              <table:table-cell office:value-type="float" office:value="0.134832">
                <text:p>0.134832</text:p>
              </table:table-cell>
              <table:table-cell office:value-type="float" office:value="0.144612">
                <text:p>0.1446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131921">
                <text:p>0.131921</text:p>
              </table:table-cell>
              <table:table-cell office:value-type="float" office:value="0.138681">
                <text:p>0.138681</text:p>
              </table:table-cell>
              <table:table-cell office:value-type="float" office:value="0.149434">
                <text:p>0.149434</text:p>
              </table:table-cell>
              <table:table-cell office:value-type="float" office:value="0.135468">
                <text:p>0.135468</text:p>
              </table:table-cell>
              <table:table-cell office:value-type="float" office:value="0.137229">
                <text:p>0.13722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34145">
                <text:p>0.134145</text:p>
              </table:table-cell>
              <table:table-cell office:value-type="float" office:value="0.202918">
                <text:p>0.202918</text:p>
              </table:table-cell>
              <table:table-cell office:value-type="float" office:value="0.206309">
                <text:p>0.206309</text:p>
              </table:table-cell>
              <table:table-cell office:value-type="float" office:value="0.157301">
                <text:p>0.157301</text:p>
              </table:table-cell>
              <table:table-cell office:value-type="float" office:value="0.142606">
                <text:p>0.14260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32604">
                <text:p>0.132604</text:p>
              </table:table-cell>
              <table:table-cell office:value-type="float" office:value="0.15078">
                <text:p>0.15078</text:p>
              </table:table-cell>
              <table:table-cell office:value-type="float" office:value="0.174168">
                <text:p>0.174168</text:p>
              </table:table-cell>
              <table:table-cell office:value-type="float" office:value="0.134947">
                <text:p>0.134947</text:p>
              </table:table-cell>
              <table:table-cell office:value-type="float" office:value="0.142132">
                <text:p>0.1421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32342">
                <text:p>0.132342</text:p>
              </table:table-cell>
              <table:table-cell office:value-type="float" office:value="0.222377">
                <text:p>0.222377</text:p>
              </table:table-cell>
              <table:table-cell office:value-type="float" office:value="0.216674">
                <text:p>0.216674</text:p>
              </table:table-cell>
              <table:table-cell office:value-type="float" office:value="0.132213">
                <text:p>0.132213</text:p>
              </table:table-cell>
              <table:table-cell office:value-type="float" office:value="0.136159">
                <text:p>0.136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434cm" svg:height="16.549cm" xlink:href=".." xlink:type="simple" chart:class="chart:line" chart:style-name="ch1">
        <chart:title svg:x="13.197cm" svg:y="0.466cm" chart:style-name="ch2">
          <text:p>AEA</text:p>
        </chart:title>
        <chart:legend chart:legend-position="end" svg:x="23.629cm" svg:y="6.979cm" style:legend-expansion="high" chart:style-name="ch3"/>
        <chart:plot-area chart:style-name="ch4" table:cell-range-address="Sheet1.B54:Sheet1.D105 Sheet1.G54:Sheet1.G105 Sheet1.I54:Sheet1.J105" chart:data-source-has-labels="both" svg:x="1.559cm" svg:y="1.575cm" svg:width="21.522cm" svg:height="13.663cm">
          <chartooo:coordinate-region svg:x="2.471cm" svg:y="1.774cm" svg:width="20.423cm" svg:height="12.817cm"/>
          <chart:axis chart:dimension="x" chart:name="primary-x" chart:style-name="ch5" chartooo:axis-type="auto">
            <chartooo:date-scale/>
            <chart:title svg:x="11.72cm" svg:y="15.568cm" chart:style-name="ch6">
              <text:p>Epochs</text:p>
            </chart:title>
            <chart:categories table:cell-range-address="Sheet1.B55:Sheet1.B105"/>
          </chart:axis>
          <chart:axis chart:dimension="y" chart:name="primary-y" chart:style-name="ch7">
            <chart:title svg:x="0.451cm" svg:y="9.429cm" chart:style-name="ch8">
              <text:p>Test Accuracy</text:p>
            </chart:title>
            <chart:grid chart:style-name="ch9" chart:class="major"/>
          </chart:axis>
          <chart:series chart:style-name="ch10" chart:values-cell-range-address="Sheet1.C55:Sheet1.C105" chart:label-cell-address="Sheet1.C54:Sheet1.C54" chart:class="chart:line">
            <chart:data-point chart:repeated="51"/>
          </chart:series>
          <chart:series chart:style-name="ch11" chart:values-cell-range-address="Sheet1.D55:Sheet1.D105" chart:label-cell-address="Sheet1.D54:Sheet1.D54" chart:class="chart:line">
            <chart:data-point chart:repeated="51"/>
          </chart:series>
          <chart:series chart:style-name="ch12" chart:values-cell-range-address="Sheet1.G55:Sheet1.G105" chart:label-cell-address="Sheet1.G54:Sheet1.G54" chart:class="chart:line">
            <chart:data-point chart:repeated="51"/>
          </chart:series>
          <chart:series chart:style-name="ch13" chart:values-cell-range-address="Sheet1.I55:Sheet1.I105" chart:label-cell-address="Sheet1.I54:Sheet1.I54" chart:class="chart:line">
            <chart:data-point chart:repeated="51"/>
          </chart:series>
          <chart:series chart:style-name="ch14" chart:values-cell-range-address="Sheet1.J55:Sheet1.J105" chart:label-cell-address="Sheet1.J54:Sheet1.J54" chart:class="chart:line">
            <chart:data-point chart:repeated="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1n1</text:p>
                <draw:g>
                  <svg:desc>Sheet1.C54:Sheet1.C54</svg:desc>
                </draw:g>
              </table:table-cell>
              <table:table-cell office:value-type="string">
                <text:p>B64n1 (0.1%)</text:p>
                <draw:g>
                  <svg:desc>Sheet1.D54:Sheet1.D54</svg:desc>
                </draw:g>
              </table:table-cell>
              <table:table-cell office:value-type="string">
                <text:p>B64n8 (1,5%)</text:p>
                <draw:g>
                  <svg:desc>Sheet1.G54:Sheet1.G54</svg:desc>
                </draw:g>
              </table:table-cell>
              <table:table-cell office:value-type="string">
                <text:p>B64n32 (6.2 %)</text:p>
                <draw:g>
                  <svg:desc>Sheet1.I54:Sheet1.I54</svg:desc>
                </draw:g>
              </table:table-cell>
              <table:table-cell office:value-type="string">
                <text:p>B64n64 (12,5%)</text:p>
                <draw:g>
                  <svg:desc>Sheet1.J54:Sheet1.J5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55:Sheet1.B105</svg:desc>
                </draw:g>
              </table:table-cell>
              <table:table-cell office:value-type="float" office:value="0">
                <text:p>0</text:p>
                <draw:g>
                  <svg:desc>Sheet1.C55:Sheet1.C105</svg:desc>
                </draw:g>
              </table:table-cell>
              <table:table-cell office:value-type="float" office:value="0">
                <text:p>0</text:p>
                <draw:g>
                  <svg:desc>Sheet1.D55:Sheet1.D105</svg:desc>
                </draw:g>
              </table:table-cell>
              <table:table-cell office:value-type="float" office:value="0">
                <text:p>0</text:p>
                <draw:g>
                  <svg:desc>Sheet1.G55:Sheet1.G105</svg:desc>
                </draw:g>
              </table:table-cell>
              <table:table-cell office:value-type="float" office:value="0">
                <text:p>0</text:p>
                <draw:g>
                  <svg:desc>Sheet1.I55:Sheet1.I105</svg:desc>
                </draw:g>
              </table:table-cell>
              <table:table-cell office:value-type="float" office:value="0">
                <text:p>0</text:p>
                <draw:g>
                  <svg:desc>Sheet1.J55:Sheet1.J10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2085">
                <text:p>0.952085</text:p>
              </table:table-cell>
              <table:table-cell office:value-type="float" office:value="0.950661">
                <text:p>0.950661</text:p>
              </table:table-cell>
              <table:table-cell office:value-type="float" office:value="0.950966">
                <text:p>0.950966</text:p>
              </table:table-cell>
              <table:table-cell office:value-type="float" office:value="0.951373">
                <text:p>0.951373</text:p>
              </table:table-cell>
              <table:table-cell office:value-type="float" office:value="0.951068">
                <text:p>0.9510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9542">
                <text:p>0.949542</text:p>
              </table:table-cell>
              <table:table-cell office:value-type="float" office:value="0.950153">
                <text:p>0.950153</text:p>
              </table:table-cell>
              <table:table-cell office:value-type="float" office:value="0.951272">
                <text:p>0.951272</text:p>
              </table:table-cell>
              <table:table-cell office:value-type="float" office:value="0.951373">
                <text:p>0.951373</text:p>
              </table:table-cell>
              <table:table-cell office:value-type="float" office:value="0.950153">
                <text:p>0.9501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0153">
                <text:p>0.950153</text:p>
              </table:table-cell>
              <table:table-cell office:value-type="float" office:value="0.946999">
                <text:p>0.946999</text:p>
              </table:table-cell>
              <table:table-cell office:value-type="float" office:value="0.936521">
                <text:p>0.936521</text:p>
              </table:table-cell>
              <table:table-cell office:value-type="float" office:value="0.935605">
                <text:p>0.935605</text:p>
              </table:table-cell>
              <table:table-cell office:value-type="float" office:value="0.952289">
                <text:p>0.9522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8525">
                <text:p>0.948525</text:p>
              </table:table-cell>
              <table:table-cell office:value-type="float" office:value="0.951272">
                <text:p>0.951272</text:p>
              </table:table-cell>
              <table:table-cell office:value-type="float" office:value="0.950763">
                <text:p>0.950763</text:p>
              </table:table-cell>
              <table:table-cell office:value-type="float" office:value="0.95117">
                <text:p>0.95117</text:p>
              </table:table-cell>
              <table:table-cell office:value-type="float" office:value="0.951373">
                <text:p>0.9513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1577">
                <text:p>0.951577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573">
                <text:p>0.939573</text:p>
              </table:table-cell>
              <table:table-cell office:value-type="float" office:value="0.943032">
                <text:p>0.943032</text:p>
              </table:table-cell>
              <table:table-cell office:value-type="float" office:value="0.948525">
                <text:p>0.9485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1577">
                <text:p>0.951577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895">
                <text:p>0.9408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1882">
                <text:p>0.951882</text:p>
              </table:table-cell>
              <table:table-cell office:value-type="float" office:value="0.947813">
                <text:p>0.947813</text:p>
              </table:table-cell>
              <table:table-cell office:value-type="float" office:value="0.945575">
                <text:p>0.945575</text:p>
              </table:table-cell>
              <table:table-cell office:value-type="float" office:value="0.944964">
                <text:p>0.944964</text:p>
              </table:table-cell>
              <table:table-cell office:value-type="float" office:value="0.949847">
                <text:p>0.9498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1068">
                <text:p>0.951068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878">
                <text:p>0.939878</text:p>
              </table:table-cell>
              <table:table-cell office:value-type="float" office:value="0.944049">
                <text:p>0.944049</text:p>
              </table:table-cell>
              <table:table-cell office:value-type="float" office:value="0.951272">
                <text:p>0.9512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1373">
                <text:p>0.951373</text:p>
              </table:table-cell>
              <table:table-cell office:value-type="float" office:value="0.951373">
                <text:p>0.951373</text:p>
              </table:table-cell>
              <table:table-cell office:value-type="float" office:value="0.945371">
                <text:p>0.945371</text:p>
              </table:table-cell>
              <table:table-cell office:value-type="float" office:value="0.945778">
                <text:p>0.945778</text:p>
              </table:table-cell>
              <table:table-cell office:value-type="float" office:value="0.94527">
                <text:p>0.945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1882">
                <text:p>0.951882</text:p>
              </table:table-cell>
              <table:table-cell office:value-type="float" office:value="0.947101">
                <text:p>0.947101</text:p>
              </table:table-cell>
              <table:table-cell office:value-type="float" office:value="0.947711">
                <text:p>0.947711</text:p>
              </table:table-cell>
              <table:table-cell office:value-type="float" office:value="0.946185">
                <text:p>0.946185</text:p>
              </table:table-cell>
              <table:table-cell office:value-type="float" office:value="0.952391">
                <text:p>0.9523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1068">
                <text:p>0.951068</text:p>
              </table:table-cell>
              <table:table-cell office:value-type="float" office:value="0.94822">
                <text:p>0.94822</text:p>
              </table:table-cell>
              <table:table-cell office:value-type="float" office:value="0.94944">
                <text:p>0.94944</text:p>
              </table:table-cell>
              <table:table-cell office:value-type="float" office:value="0.949339">
                <text:p>0.949339</text:p>
              </table:table-cell>
              <table:table-cell office:value-type="float" office:value="0.952899">
                <text:p>0.9528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1068">
                <text:p>0.951068</text:p>
              </table:table-cell>
              <table:table-cell office:value-type="float" office:value="0.940997">
                <text:p>0.940997</text:p>
              </table:table-cell>
              <table:table-cell office:value-type="float" office:value="0.943744">
                <text:p>0.943744</text:p>
              </table:table-cell>
              <table:table-cell office:value-type="float" office:value="0.943133">
                <text:p>0.943133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2492">
                <text:p>0.952492</text:p>
              </table:table-cell>
              <table:table-cell office:value-type="float" office:value="0.946185">
                <text:p>0.946185</text:p>
              </table:table-cell>
              <table:table-cell office:value-type="float" office:value="0.945982">
                <text:p>0.945982</text:p>
              </table:table-cell>
              <table:table-cell office:value-type="float" office:value="0.946389">
                <text:p>0.946389</text:p>
              </table:table-cell>
              <table:table-cell office:value-type="float" office:value="0.950356">
                <text:p>0.9503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1577">
                <text:p>0.951577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878">
                <text:p>0.939878</text:p>
              </table:table-cell>
              <table:table-cell office:value-type="float" office:value="0.941607">
                <text:p>0.941607</text:p>
              </table:table-cell>
              <table:table-cell office:value-type="float" office:value="0.953611">
                <text:p>0.9536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52289">
                <text:p>0.952289</text:p>
              </table:table-cell>
              <table:table-cell office:value-type="float" office:value="0.942014">
                <text:p>0.942014</text:p>
              </table:table-cell>
              <table:table-cell office:value-type="float" office:value="0.944151">
                <text:p>0.944151</text:p>
              </table:table-cell>
              <table:table-cell office:value-type="float" office:value="0.942625">
                <text:p>0.942625</text:p>
              </table:table-cell>
              <table:table-cell office:value-type="float" office:value="0.950865">
                <text:p>0.9508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3306">
                <text:p>0.953306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0559">
                <text:p>0.950559</text:p>
              </table:table-cell>
              <table:table-cell office:value-type="float" office:value="0.942726">
                <text:p>0.942726</text:p>
              </table:table-cell>
              <table:table-cell office:value-type="float" office:value="0.942116">
                <text:p>0.942116</text:p>
              </table:table-cell>
              <table:table-cell office:value-type="float" office:value="0.941302">
                <text:p>0.941302</text:p>
              </table:table-cell>
              <table:table-cell office:value-type="float" office:value="0.948627">
                <text:p>0.9486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2798">
                <text:p>0.952798</text:p>
              </table:table-cell>
              <table:table-cell office:value-type="float" office:value="0.949949">
                <text:p>0.949949</text:p>
              </table:table-cell>
              <table:table-cell office:value-type="float" office:value="0.944354">
                <text:p>0.944354</text:p>
              </table:table-cell>
              <table:table-cell office:value-type="float" office:value="0.943642">
                <text:p>0.943642</text:p>
              </table:table-cell>
              <table:table-cell office:value-type="float" office:value="0.949339">
                <text:p>0.94933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2696">
                <text:p>0.952696</text:p>
              </table:table-cell>
              <table:table-cell office:value-type="float" office:value="0.947101">
                <text:p>0.947101</text:p>
              </table:table-cell>
              <table:table-cell office:value-type="float" office:value="0.946287">
                <text:p>0.946287</text:p>
              </table:table-cell>
              <table:table-cell office:value-type="float" office:value="0.946083">
                <text:p>0.946083</text:p>
              </table:table-cell>
              <table:table-cell office:value-type="float" office:value="0.950254">
                <text:p>0.9502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1272">
                <text:p>0.951272</text:p>
              </table:table-cell>
              <table:table-cell office:value-type="float" office:value="0.942218">
                <text:p>0.942218</text:p>
              </table:table-cell>
              <table:table-cell office:value-type="float" office:value="0.944252">
                <text:p>0.944252</text:p>
              </table:table-cell>
              <table:table-cell office:value-type="float" office:value="0.942828">
                <text:p>0.942828</text:p>
              </table:table-cell>
              <table:table-cell office:value-type="float" office:value="0.949746">
                <text:p>0.9497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351">
                <text:p>0.95351</text:p>
              </table:table-cell>
              <table:table-cell office:value-type="float" office:value="0.940387">
                <text:p>0.940387</text:p>
              </table:table-cell>
              <table:table-cell office:value-type="float" office:value="0.940692">
                <text:p>0.940692</text:p>
              </table:table-cell>
              <table:table-cell office:value-type="float" office:value="0.94293">
                <text:p>0.94293</text:p>
              </table:table-cell>
              <table:table-cell office:value-type="float" office:value="0.953611">
                <text:p>0.95361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0254">
                <text:p>0.950254</text:p>
              </table:table-cell>
              <table:table-cell office:value-type="float" office:value="0.940997">
                <text:p>0.940997</text:p>
              </table:table-cell>
              <table:table-cell office:value-type="float" office:value="0.943744">
                <text:p>0.943744</text:p>
              </table:table-cell>
              <table:table-cell office:value-type="float" office:value="0.944863">
                <text:p>0.944863</text:p>
              </table:table-cell>
              <table:table-cell office:value-type="float" office:value="0.953103">
                <text:p>0.9531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0865">
                <text:p>0.950865</text:p>
              </table:table-cell>
              <table:table-cell office:value-type="float" office:value="0.950356">
                <text:p>0.950356</text:p>
              </table:table-cell>
              <table:table-cell office:value-type="float" office:value="0.947813">
                <text:p>0.947813</text:p>
              </table:table-cell>
              <table:table-cell office:value-type="float" office:value="0.947202">
                <text:p>0.947202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1068">
                <text:p>0.951068</text:p>
              </table:table-cell>
              <table:table-cell office:value-type="float" office:value="0.951577">
                <text:p>0.951577</text:p>
              </table:table-cell>
              <table:table-cell office:value-type="float" office:value="0.951068">
                <text:p>0.951068</text:p>
              </table:table-cell>
              <table:table-cell office:value-type="float" office:value="0.950966">
                <text:p>0.950966</text:p>
              </table:table-cell>
              <table:table-cell office:value-type="float" office:value="0.953611">
                <text:p>0.9536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2492">
                <text:p>0.952492</text:p>
              </table:table-cell>
              <table:table-cell office:value-type="float" office:value="0.940285">
                <text:p>0.940285</text:p>
              </table:table-cell>
              <table:table-cell office:value-type="float" office:value="0.943032">
                <text:p>0.943032</text:p>
              </table:table-cell>
              <table:table-cell office:value-type="float" office:value="0.942116">
                <text:p>0.942116</text:p>
              </table:table-cell>
              <table:table-cell office:value-type="float" office:value="0.95178">
                <text:p>0.951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1068">
                <text:p>0.951068</text:p>
              </table:table-cell>
              <table:table-cell office:value-type="float" office:value="0.9412">
                <text:p>0.9412</text:p>
              </table:table-cell>
              <table:table-cell office:value-type="float" office:value="0.946287">
                <text:p>0.946287</text:p>
              </table:table-cell>
              <table:table-cell office:value-type="float" office:value="0.945371">
                <text:p>0.945371</text:p>
              </table:table-cell>
              <table:table-cell office:value-type="float" office:value="0.951068">
                <text:p>0.95106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3306">
                <text:p>0.953306</text:p>
              </table:table-cell>
              <table:table-cell office:value-type="float" office:value="0.939878">
                <text:p>0.939878</text:p>
              </table:table-cell>
              <table:table-cell office:value-type="float" office:value="0.940285">
                <text:p>0.940285</text:p>
              </table:table-cell>
              <table:table-cell office:value-type="float" office:value="0.940488">
                <text:p>0.940488</text:p>
              </table:table-cell>
              <table:table-cell office:value-type="float" office:value="0.950458">
                <text:p>0.95045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3306">
                <text:p>0.953306</text:p>
              </table:table-cell>
              <table:table-cell office:value-type="float" office:value="0.946185">
                <text:p>0.946185</text:p>
              </table:table-cell>
              <table:table-cell office:value-type="float" office:value="0.945371">
                <text:p>0.945371</text:p>
              </table:table-cell>
              <table:table-cell office:value-type="float" office:value="0.945168">
                <text:p>0.945168</text:p>
              </table:table-cell>
              <table:table-cell office:value-type="float" office:value="0.946999">
                <text:p>0.946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2798">
                <text:p>0.952798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3103">
                <text:p>0.95310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40895">
                <text:p>0.940895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53713">
                <text:p>0.953713</text:p>
              </table:table-cell>
              <table:table-cell office:value-type="float" office:value="0.689929">
                <text:p>0.689929</text:p>
              </table:table-cell>
              <table:table-cell office:value-type="float" office:value="0.949339">
                <text:p>0.949339</text:p>
              </table:table-cell>
              <table:table-cell office:value-type="float" office:value="0.949746">
                <text:p>0.949746</text:p>
              </table:table-cell>
              <table:table-cell office:value-type="float" office:value="0.953103">
                <text:p>0.9531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7406">
                <text:p>0.947406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41506">
                <text:p>0.941506</text:p>
              </table:table-cell>
              <table:table-cell office:value-type="float" office:value="0.95117">
                <text:p>0.9511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52594">
                <text:p>0.952594</text:p>
              </table:table-cell>
              <table:table-cell office:value-type="float" office:value="0.941302">
                <text:p>0.941302</text:p>
              </table:table-cell>
              <table:table-cell office:value-type="float" office:value="0.941709">
                <text:p>0.941709</text:p>
              </table:table-cell>
              <table:table-cell office:value-type="float" office:value="0.940692">
                <text:p>0.940692</text:p>
              </table:table-cell>
              <table:table-cell office:value-type="float" office:value="0.952798">
                <text:p>0.9527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3408">
                <text:p>0.953408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081">
                <text:p>0.940081</text:p>
              </table:table-cell>
              <table:table-cell office:value-type="float" office:value="0.941302">
                <text:p>0.941302</text:p>
              </table:table-cell>
              <table:table-cell office:value-type="float" office:value="0.95117">
                <text:p>0.951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53001">
                <text:p>0.953001</text:p>
              </table:table-cell>
              <table:table-cell office:value-type="float" office:value="0.944151">
                <text:p>0.944151</text:p>
              </table:table-cell>
              <table:table-cell office:value-type="float" office:value="0.952187">
                <text:p>0.952187</text:p>
              </table:table-cell>
              <table:table-cell office:value-type="float" office:value="0.953204">
                <text:p>0.953204</text:p>
              </table:table-cell>
              <table:table-cell office:value-type="float" office:value="0.953713">
                <text:p>0.95371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2899">
                <text:p>0.952899</text:p>
              </table:table-cell>
              <table:table-cell office:value-type="float" office:value="0.942421">
                <text:p>0.942421</text:p>
              </table:table-cell>
              <table:table-cell office:value-type="float" office:value="0.942523">
                <text:p>0.942523</text:p>
              </table:table-cell>
              <table:table-cell office:value-type="float" office:value="0.941811">
                <text:p>0.941811</text:p>
              </table:table-cell>
              <table:table-cell office:value-type="float" office:value="0.947609">
                <text:p>0.94760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351">
                <text:p>0.95351</text:p>
              </table:table-cell>
              <table:table-cell office:value-type="float" office:value="0.93998">
                <text:p>0.93998</text:p>
              </table:table-cell>
              <table:table-cell office:value-type="float" office:value="0.93998">
                <text:p>0.93998</text:p>
              </table:table-cell>
              <table:table-cell office:value-type="float" office:value="0.942014">
                <text:p>0.942014</text:p>
              </table:table-cell>
              <table:table-cell office:value-type="float" office:value="0.953103">
                <text:p>0.95310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53103">
                <text:p>0.953103</text:p>
              </table:table-cell>
              <table:table-cell office:value-type="float" office:value="0.950763">
                <text:p>0.950763</text:p>
              </table:table-cell>
              <table:table-cell office:value-type="float" office:value="0.945473">
                <text:p>0.945473</text:p>
              </table:table-cell>
              <table:table-cell office:value-type="float" office:value="0.945473">
                <text:p>0.945473</text:p>
              </table:table-cell>
              <table:table-cell office:value-type="float" office:value="0.947813">
                <text:p>0.94781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3611">
                <text:p>0.953611</text:p>
              </table:table-cell>
              <table:table-cell office:value-type="float" office:value="0.940895">
                <text:p>0.940895</text:p>
              </table:table-cell>
              <table:table-cell office:value-type="float" office:value="0.94059">
                <text:p>0.94059</text:p>
              </table:table-cell>
              <table:table-cell office:value-type="float" office:value="0.942014">
                <text:p>0.942014</text:p>
              </table:table-cell>
              <table:table-cell office:value-type="float" office:value="0.949237">
                <text:p>0.9492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51475">
                <text:p>0.951475</text:p>
              </table:table-cell>
              <table:table-cell office:value-type="float" office:value="0.941099">
                <text:p>0.941099</text:p>
              </table:table-cell>
              <table:table-cell office:value-type="float" office:value="0.943032">
                <text:p>0.943032</text:p>
              </table:table-cell>
              <table:table-cell office:value-type="float" office:value="0.942421">
                <text:p>0.942421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53001">
                <text:p>0.953001</text:p>
              </table:table-cell>
              <table:table-cell office:value-type="float" office:value="0.952085">
                <text:p>0.952085</text:p>
              </table:table-cell>
              <table:table-cell office:value-type="float" office:value="0.951577">
                <text:p>0.951577</text:p>
              </table:table-cell>
              <table:table-cell office:value-type="float" office:value="0.950763">
                <text:p>0.950763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51984">
                <text:p>0.951984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081">
                <text:p>0.940081</text:p>
              </table:table-cell>
              <table:table-cell office:value-type="float" office:value="0.940997">
                <text:p>0.940997</text:p>
              </table:table-cell>
              <table:table-cell office:value-type="float" office:value="0.95117">
                <text:p>0.9511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51577">
                <text:p>0.951577</text:p>
              </table:table-cell>
              <table:table-cell office:value-type="float" office:value="0.953103">
                <text:p>0.953103</text:p>
              </table:table-cell>
              <table:table-cell office:value-type="float" office:value="0.948016">
                <text:p>0.948016</text:p>
              </table:table-cell>
              <table:table-cell office:value-type="float" office:value="0.947406">
                <text:p>0.947406</text:p>
              </table:table-cell>
              <table:table-cell office:value-type="float" office:value="0.946999">
                <text:p>0.94699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53204">
                <text:p>0.953204</text:p>
              </table:table-cell>
              <table:table-cell office:value-type="float" office:value="0.940081">
                <text:p>0.940081</text:p>
              </table:table-cell>
              <table:table-cell office:value-type="float" office:value="0.940285">
                <text:p>0.940285</text:p>
              </table:table-cell>
              <table:table-cell office:value-type="float" office:value="0.942218">
                <text:p>0.942218</text:p>
              </table:table-cell>
              <table:table-cell office:value-type="float" office:value="0.953204">
                <text:p>0.95320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53611">
                <text:p>0.953611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42523">
                <text:p>0.942523</text:p>
              </table:table-cell>
              <table:table-cell office:value-type="float" office:value="0.953815">
                <text:p>0.9538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53611">
                <text:p>0.953611</text:p>
              </table:table-cell>
              <table:table-cell office:value-type="float" office:value="0.950865">
                <text:p>0.950865</text:p>
              </table:table-cell>
              <table:table-cell office:value-type="float" office:value="0.949949">
                <text:p>0.949949</text:p>
              </table:table-cell>
              <table:table-cell office:value-type="float" office:value="0.949542">
                <text:p>0.949542</text:p>
              </table:table-cell>
              <table:table-cell office:value-type="float" office:value="0.953713">
                <text:p>0.9537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53103">
                <text:p>0.953103</text:p>
              </table:table-cell>
              <table:table-cell office:value-type="float" office:value="0.620753">
                <text:p>0.620753</text:p>
              </table:table-cell>
              <table:table-cell office:value-type="float" office:value="0.921363">
                <text:p>0.921363</text:p>
              </table:table-cell>
              <table:table-cell office:value-type="float" office:value="0.919939">
                <text:p>0.919939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52594">
                <text:p>0.952594</text:p>
              </table:table-cell>
              <table:table-cell office:value-type="float" office:value="0.941607">
                <text:p>0.941607</text:p>
              </table:table-cell>
              <table:table-cell office:value-type="float" office:value="0.945371">
                <text:p>0.945371</text:p>
              </table:table-cell>
              <table:table-cell office:value-type="float" office:value="0.942421">
                <text:p>0.942421</text:p>
              </table:table-cell>
              <table:table-cell office:value-type="float" office:value="0.952391">
                <text:p>0.95239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53713">
                <text:p>0.953713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488">
                <text:p>0.940488</text:p>
              </table:table-cell>
              <table:table-cell office:value-type="float" office:value="0.949339">
                <text:p>0.9493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53611">
                <text:p>0.953611</text:p>
              </table:table-cell>
              <table:table-cell office:value-type="float" office:value="0.941099">
                <text:p>0.941099</text:p>
              </table:table-cell>
              <table:table-cell office:value-type="float" office:value="0.941913">
                <text:p>0.941913</text:p>
              </table:table-cell>
              <table:table-cell office:value-type="float" office:value="0.940387">
                <text:p>0.940387</text:p>
              </table:table-cell>
              <table:table-cell office:value-type="float" office:value="0.951577">
                <text:p>0.9515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434cm" svg:height="16.549cm" xlink:href=".." xlink:type="simple" chart:class="chart:line" chart:style-name="ch1">
        <chart:title svg:x="13.197cm" svg:y="0.466cm" chart:style-name="ch2">
          <text:p>AEA</text:p>
        </chart:title>
        <chart:legend chart:legend-position="end" svg:x="23.629cm" svg:y="6.979cm" style:legend-expansion="high" chart:style-name="ch3"/>
        <chart:plot-area chart:style-name="ch4" table:cell-range-address="Sheet1.B55:Sheet1.D105 Sheet1.B54:Sheet1.D54 Sheet1.G54:Sheet1.G105 Sheet1.I54:Sheet1.J105" chart:data-source-has-labels="both" svg:x="1.559cm" svg:y="1.575cm" svg:width="21.522cm" svg:height="13.663cm">
          <chartooo:coordinate-region svg:x="2.286cm" svg:y="1.775cm" svg:width="20.609cm" svg:height="12.816cm"/>
          <chart:axis chart:dimension="x" chart:name="primary-x" chart:style-name="ch5" chartooo:axis-type="auto">
            <chartooo:date-scale/>
            <chart:title svg:x="11.72cm" svg:y="15.568cm" chart:style-name="ch6">
              <text:p>Epochs</text:p>
            </chart:title>
            <chart:categories table:cell-range-address="Sheet1.B55:Sheet1.B105"/>
          </chart:axis>
          <chart:axis chart:dimension="y" chart:name="primary-y" chart:style-name="ch7">
            <chart:title svg:x="0.451cm" svg:y="9.429cm" chart:style-name="ch8">
              <text:p>Test Accuracy</text:p>
            </chart:title>
            <chart:grid chart:style-name="ch9" chart:class="major"/>
          </chart:axis>
          <chart:series chart:style-name="ch10" chart:values-cell-range-address="Sheet1.C55:Sheet1.C105" chart:label-cell-address="Sheet1.C54:Sheet1.C54" chart:class="chart:line">
            <chart:data-point chart:repeated="51"/>
          </chart:series>
          <chart:series chart:style-name="ch11" chart:values-cell-range-address="Sheet1.D55:Sheet1.D105" chart:label-cell-address="Sheet1.D54:Sheet1.D54" chart:class="chart:line">
            <chart:data-point chart:repeated="51"/>
          </chart:series>
          <chart:series chart:style-name="ch12" chart:values-cell-range-address="Sheet1.G55:Sheet1.G105" chart:label-cell-address="Sheet1.G54:Sheet1.G54" chart:class="chart:line">
            <chart:data-point chart:repeated="51"/>
          </chart:series>
          <chart:series chart:style-name="ch13" chart:values-cell-range-address="Sheet1.I55:Sheet1.I105" chart:label-cell-address="Sheet1.I54:Sheet1.I54" chart:class="chart:line">
            <chart:data-point chart:repeated="51"/>
          </chart:series>
          <chart:series chart:style-name="ch14" chart:values-cell-range-address="Sheet1.J55:Sheet1.J105" chart:label-cell-address="Sheet1.J54:Sheet1.J54" chart:class="chart:line">
            <chart:data-point chart:repeated="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1n1</text:p>
                <draw:g>
                  <svg:desc>Sheet1.C54:Sheet1.C54</svg:desc>
                </draw:g>
              </table:table-cell>
              <table:table-cell office:value-type="string">
                <text:p>B64n1 (0.1%)</text:p>
                <draw:g>
                  <svg:desc>Sheet1.D54:Sheet1.D54</svg:desc>
                </draw:g>
              </table:table-cell>
              <table:table-cell office:value-type="string">
                <text:p>B64n8 (1,5%)</text:p>
                <draw:g>
                  <svg:desc>Sheet1.G54:Sheet1.G54</svg:desc>
                </draw:g>
              </table:table-cell>
              <table:table-cell office:value-type="string">
                <text:p>B64n32 (6.2 %)</text:p>
                <draw:g>
                  <svg:desc>Sheet1.I54:Sheet1.I54</svg:desc>
                </draw:g>
              </table:table-cell>
              <table:table-cell office:value-type="string">
                <text:p>B64n64 (12,5%)</text:p>
                <draw:g>
                  <svg:desc>Sheet1.J54:Sheet1.J5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55:Sheet1.B105</svg:desc>
                </draw:g>
              </table:table-cell>
              <table:table-cell office:value-type="float" office:value="0">
                <text:p>0</text:p>
                <draw:g>
                  <svg:desc>Sheet1.C55:Sheet1.C105</svg:desc>
                </draw:g>
              </table:table-cell>
              <table:table-cell office:value-type="float" office:value="0">
                <text:p>0</text:p>
                <draw:g>
                  <svg:desc>Sheet1.D55:Sheet1.D105</svg:desc>
                </draw:g>
              </table:table-cell>
              <table:table-cell office:value-type="float" office:value="0">
                <text:p>0</text:p>
                <draw:g>
                  <svg:desc>Sheet1.G55:Sheet1.G105</svg:desc>
                </draw:g>
              </table:table-cell>
              <table:table-cell office:value-type="float" office:value="0">
                <text:p>0</text:p>
                <draw:g>
                  <svg:desc>Sheet1.I55:Sheet1.I105</svg:desc>
                </draw:g>
              </table:table-cell>
              <table:table-cell office:value-type="float" office:value="0">
                <text:p>0</text:p>
                <draw:g>
                  <svg:desc>Sheet1.J55:Sheet1.J10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2085">
                <text:p>0.952085</text:p>
              </table:table-cell>
              <table:table-cell office:value-type="float" office:value="0.950661">
                <text:p>0.950661</text:p>
              </table:table-cell>
              <table:table-cell office:value-type="float" office:value="0.950966">
                <text:p>0.950966</text:p>
              </table:table-cell>
              <table:table-cell office:value-type="float" office:value="0.951373">
                <text:p>0.951373</text:p>
              </table:table-cell>
              <table:table-cell office:value-type="float" office:value="0.951068">
                <text:p>0.9510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9542">
                <text:p>0.949542</text:p>
              </table:table-cell>
              <table:table-cell office:value-type="float" office:value="0.950153">
                <text:p>0.950153</text:p>
              </table:table-cell>
              <table:table-cell office:value-type="float" office:value="0.951272">
                <text:p>0.951272</text:p>
              </table:table-cell>
              <table:table-cell office:value-type="float" office:value="0.951373">
                <text:p>0.951373</text:p>
              </table:table-cell>
              <table:table-cell office:value-type="float" office:value="0.950153">
                <text:p>0.9501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0153">
                <text:p>0.950153</text:p>
              </table:table-cell>
              <table:table-cell office:value-type="float" office:value="0.946999">
                <text:p>0.946999</text:p>
              </table:table-cell>
              <table:table-cell office:value-type="float" office:value="0.936521">
                <text:p>0.936521</text:p>
              </table:table-cell>
              <table:table-cell office:value-type="float" office:value="0.935605">
                <text:p>0.935605</text:p>
              </table:table-cell>
              <table:table-cell office:value-type="float" office:value="0.952289">
                <text:p>0.9522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8525">
                <text:p>0.948525</text:p>
              </table:table-cell>
              <table:table-cell office:value-type="float" office:value="0.951272">
                <text:p>0.951272</text:p>
              </table:table-cell>
              <table:table-cell office:value-type="float" office:value="0.950763">
                <text:p>0.950763</text:p>
              </table:table-cell>
              <table:table-cell office:value-type="float" office:value="0.95117">
                <text:p>0.95117</text:p>
              </table:table-cell>
              <table:table-cell office:value-type="float" office:value="0.951373">
                <text:p>0.9513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1577">
                <text:p>0.951577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573">
                <text:p>0.939573</text:p>
              </table:table-cell>
              <table:table-cell office:value-type="float" office:value="0.943032">
                <text:p>0.943032</text:p>
              </table:table-cell>
              <table:table-cell office:value-type="float" office:value="0.948525">
                <text:p>0.9485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1577">
                <text:p>0.951577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895">
                <text:p>0.9408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1882">
                <text:p>0.951882</text:p>
              </table:table-cell>
              <table:table-cell office:value-type="float" office:value="0.947813">
                <text:p>0.947813</text:p>
              </table:table-cell>
              <table:table-cell office:value-type="float" office:value="0.945575">
                <text:p>0.945575</text:p>
              </table:table-cell>
              <table:table-cell office:value-type="float" office:value="0.944964">
                <text:p>0.944964</text:p>
              </table:table-cell>
              <table:table-cell office:value-type="float" office:value="0.949847">
                <text:p>0.9498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1068">
                <text:p>0.951068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878">
                <text:p>0.939878</text:p>
              </table:table-cell>
              <table:table-cell office:value-type="float" office:value="0.944049">
                <text:p>0.944049</text:p>
              </table:table-cell>
              <table:table-cell office:value-type="float" office:value="0.951272">
                <text:p>0.9512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1373">
                <text:p>0.951373</text:p>
              </table:table-cell>
              <table:table-cell office:value-type="float" office:value="0.951373">
                <text:p>0.951373</text:p>
              </table:table-cell>
              <table:table-cell office:value-type="float" office:value="0.945371">
                <text:p>0.945371</text:p>
              </table:table-cell>
              <table:table-cell office:value-type="float" office:value="0.945778">
                <text:p>0.945778</text:p>
              </table:table-cell>
              <table:table-cell office:value-type="float" office:value="0.94527">
                <text:p>0.945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1882">
                <text:p>0.951882</text:p>
              </table:table-cell>
              <table:table-cell office:value-type="float" office:value="0.947101">
                <text:p>0.947101</text:p>
              </table:table-cell>
              <table:table-cell office:value-type="float" office:value="0.947711">
                <text:p>0.947711</text:p>
              </table:table-cell>
              <table:table-cell office:value-type="float" office:value="0.946185">
                <text:p>0.946185</text:p>
              </table:table-cell>
              <table:table-cell office:value-type="float" office:value="0.952391">
                <text:p>0.9523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1068">
                <text:p>0.951068</text:p>
              </table:table-cell>
              <table:table-cell office:value-type="float" office:value="0.94822">
                <text:p>0.94822</text:p>
              </table:table-cell>
              <table:table-cell office:value-type="float" office:value="0.94944">
                <text:p>0.94944</text:p>
              </table:table-cell>
              <table:table-cell office:value-type="float" office:value="0.949339">
                <text:p>0.949339</text:p>
              </table:table-cell>
              <table:table-cell office:value-type="float" office:value="0.952899">
                <text:p>0.9528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1068">
                <text:p>0.951068</text:p>
              </table:table-cell>
              <table:table-cell office:value-type="float" office:value="0.940997">
                <text:p>0.940997</text:p>
              </table:table-cell>
              <table:table-cell office:value-type="float" office:value="0.943744">
                <text:p>0.943744</text:p>
              </table:table-cell>
              <table:table-cell office:value-type="float" office:value="0.943133">
                <text:p>0.943133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2492">
                <text:p>0.952492</text:p>
              </table:table-cell>
              <table:table-cell office:value-type="float" office:value="0.946185">
                <text:p>0.946185</text:p>
              </table:table-cell>
              <table:table-cell office:value-type="float" office:value="0.945982">
                <text:p>0.945982</text:p>
              </table:table-cell>
              <table:table-cell office:value-type="float" office:value="0.946389">
                <text:p>0.946389</text:p>
              </table:table-cell>
              <table:table-cell office:value-type="float" office:value="0.950356">
                <text:p>0.9503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1577">
                <text:p>0.951577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878">
                <text:p>0.939878</text:p>
              </table:table-cell>
              <table:table-cell office:value-type="float" office:value="0.941607">
                <text:p>0.941607</text:p>
              </table:table-cell>
              <table:table-cell office:value-type="float" office:value="0.953611">
                <text:p>0.9536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52289">
                <text:p>0.952289</text:p>
              </table:table-cell>
              <table:table-cell office:value-type="float" office:value="0.942014">
                <text:p>0.942014</text:p>
              </table:table-cell>
              <table:table-cell office:value-type="float" office:value="0.944151">
                <text:p>0.944151</text:p>
              </table:table-cell>
              <table:table-cell office:value-type="float" office:value="0.942625">
                <text:p>0.942625</text:p>
              </table:table-cell>
              <table:table-cell office:value-type="float" office:value="0.950865">
                <text:p>0.9508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3306">
                <text:p>0.953306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0559">
                <text:p>0.950559</text:p>
              </table:table-cell>
              <table:table-cell office:value-type="float" office:value="0.942726">
                <text:p>0.942726</text:p>
              </table:table-cell>
              <table:table-cell office:value-type="float" office:value="0.942116">
                <text:p>0.942116</text:p>
              </table:table-cell>
              <table:table-cell office:value-type="float" office:value="0.941302">
                <text:p>0.941302</text:p>
              </table:table-cell>
              <table:table-cell office:value-type="float" office:value="0.948627">
                <text:p>0.9486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2798">
                <text:p>0.952798</text:p>
              </table:table-cell>
              <table:table-cell office:value-type="float" office:value="0.949949">
                <text:p>0.949949</text:p>
              </table:table-cell>
              <table:table-cell office:value-type="float" office:value="0.944354">
                <text:p>0.944354</text:p>
              </table:table-cell>
              <table:table-cell office:value-type="float" office:value="0.943642">
                <text:p>0.943642</text:p>
              </table:table-cell>
              <table:table-cell office:value-type="float" office:value="0.949339">
                <text:p>0.94933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2696">
                <text:p>0.952696</text:p>
              </table:table-cell>
              <table:table-cell office:value-type="float" office:value="0.947101">
                <text:p>0.947101</text:p>
              </table:table-cell>
              <table:table-cell office:value-type="float" office:value="0.946287">
                <text:p>0.946287</text:p>
              </table:table-cell>
              <table:table-cell office:value-type="float" office:value="0.946083">
                <text:p>0.946083</text:p>
              </table:table-cell>
              <table:table-cell office:value-type="float" office:value="0.950254">
                <text:p>0.9502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1272">
                <text:p>0.951272</text:p>
              </table:table-cell>
              <table:table-cell office:value-type="float" office:value="0.942218">
                <text:p>0.942218</text:p>
              </table:table-cell>
              <table:table-cell office:value-type="float" office:value="0.944252">
                <text:p>0.944252</text:p>
              </table:table-cell>
              <table:table-cell office:value-type="float" office:value="0.942828">
                <text:p>0.942828</text:p>
              </table:table-cell>
              <table:table-cell office:value-type="float" office:value="0.949746">
                <text:p>0.9497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351">
                <text:p>0.95351</text:p>
              </table:table-cell>
              <table:table-cell office:value-type="float" office:value="0.940387">
                <text:p>0.940387</text:p>
              </table:table-cell>
              <table:table-cell office:value-type="float" office:value="0.940692">
                <text:p>0.940692</text:p>
              </table:table-cell>
              <table:table-cell office:value-type="float" office:value="0.94293">
                <text:p>0.94293</text:p>
              </table:table-cell>
              <table:table-cell office:value-type="float" office:value="0.953611">
                <text:p>0.95361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0254">
                <text:p>0.950254</text:p>
              </table:table-cell>
              <table:table-cell office:value-type="float" office:value="0.940997">
                <text:p>0.940997</text:p>
              </table:table-cell>
              <table:table-cell office:value-type="float" office:value="0.943744">
                <text:p>0.943744</text:p>
              </table:table-cell>
              <table:table-cell office:value-type="float" office:value="0.944863">
                <text:p>0.944863</text:p>
              </table:table-cell>
              <table:table-cell office:value-type="float" office:value="0.953103">
                <text:p>0.9531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0865">
                <text:p>0.950865</text:p>
              </table:table-cell>
              <table:table-cell office:value-type="float" office:value="0.950356">
                <text:p>0.950356</text:p>
              </table:table-cell>
              <table:table-cell office:value-type="float" office:value="0.947813">
                <text:p>0.947813</text:p>
              </table:table-cell>
              <table:table-cell office:value-type="float" office:value="0.947202">
                <text:p>0.947202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1068">
                <text:p>0.951068</text:p>
              </table:table-cell>
              <table:table-cell office:value-type="float" office:value="0.951577">
                <text:p>0.951577</text:p>
              </table:table-cell>
              <table:table-cell office:value-type="float" office:value="0.951068">
                <text:p>0.951068</text:p>
              </table:table-cell>
              <table:table-cell office:value-type="float" office:value="0.950966">
                <text:p>0.950966</text:p>
              </table:table-cell>
              <table:table-cell office:value-type="float" office:value="0.953611">
                <text:p>0.9536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2492">
                <text:p>0.952492</text:p>
              </table:table-cell>
              <table:table-cell office:value-type="float" office:value="0.940285">
                <text:p>0.940285</text:p>
              </table:table-cell>
              <table:table-cell office:value-type="float" office:value="0.943032">
                <text:p>0.943032</text:p>
              </table:table-cell>
              <table:table-cell office:value-type="float" office:value="0.942116">
                <text:p>0.942116</text:p>
              </table:table-cell>
              <table:table-cell office:value-type="float" office:value="0.95178">
                <text:p>0.951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1068">
                <text:p>0.951068</text:p>
              </table:table-cell>
              <table:table-cell office:value-type="float" office:value="0.9412">
                <text:p>0.9412</text:p>
              </table:table-cell>
              <table:table-cell office:value-type="float" office:value="0.946287">
                <text:p>0.946287</text:p>
              </table:table-cell>
              <table:table-cell office:value-type="float" office:value="0.945371">
                <text:p>0.945371</text:p>
              </table:table-cell>
              <table:table-cell office:value-type="float" office:value="0.951068">
                <text:p>0.95106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3306">
                <text:p>0.953306</text:p>
              </table:table-cell>
              <table:table-cell office:value-type="float" office:value="0.939878">
                <text:p>0.939878</text:p>
              </table:table-cell>
              <table:table-cell office:value-type="float" office:value="0.940285">
                <text:p>0.940285</text:p>
              </table:table-cell>
              <table:table-cell office:value-type="float" office:value="0.940488">
                <text:p>0.940488</text:p>
              </table:table-cell>
              <table:table-cell office:value-type="float" office:value="0.950458">
                <text:p>0.95045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3306">
                <text:p>0.953306</text:p>
              </table:table-cell>
              <table:table-cell office:value-type="float" office:value="0.946185">
                <text:p>0.946185</text:p>
              </table:table-cell>
              <table:table-cell office:value-type="float" office:value="0.945371">
                <text:p>0.945371</text:p>
              </table:table-cell>
              <table:table-cell office:value-type="float" office:value="0.945168">
                <text:p>0.945168</text:p>
              </table:table-cell>
              <table:table-cell office:value-type="float" office:value="0.946999">
                <text:p>0.946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2798">
                <text:p>0.952798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3103">
                <text:p>0.95310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40895">
                <text:p>0.940895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53713">
                <text:p>0.953713</text:p>
              </table:table-cell>
              <table:table-cell office:value-type="float" office:value="0.689929">
                <text:p>0.689929</text:p>
              </table:table-cell>
              <table:table-cell office:value-type="float" office:value="0.949339">
                <text:p>0.949339</text:p>
              </table:table-cell>
              <table:table-cell office:value-type="float" office:value="0.949746">
                <text:p>0.949746</text:p>
              </table:table-cell>
              <table:table-cell office:value-type="float" office:value="0.953103">
                <text:p>0.9531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7406">
                <text:p>0.947406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41506">
                <text:p>0.941506</text:p>
              </table:table-cell>
              <table:table-cell office:value-type="float" office:value="0.95117">
                <text:p>0.9511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52594">
                <text:p>0.952594</text:p>
              </table:table-cell>
              <table:table-cell office:value-type="float" office:value="0.941302">
                <text:p>0.941302</text:p>
              </table:table-cell>
              <table:table-cell office:value-type="float" office:value="0.941709">
                <text:p>0.941709</text:p>
              </table:table-cell>
              <table:table-cell office:value-type="float" office:value="0.940692">
                <text:p>0.940692</text:p>
              </table:table-cell>
              <table:table-cell office:value-type="float" office:value="0.952798">
                <text:p>0.9527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3408">
                <text:p>0.953408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081">
                <text:p>0.940081</text:p>
              </table:table-cell>
              <table:table-cell office:value-type="float" office:value="0.941302">
                <text:p>0.941302</text:p>
              </table:table-cell>
              <table:table-cell office:value-type="float" office:value="0.95117">
                <text:p>0.951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53001">
                <text:p>0.953001</text:p>
              </table:table-cell>
              <table:table-cell office:value-type="float" office:value="0.944151">
                <text:p>0.944151</text:p>
              </table:table-cell>
              <table:table-cell office:value-type="float" office:value="0.952187">
                <text:p>0.952187</text:p>
              </table:table-cell>
              <table:table-cell office:value-type="float" office:value="0.953204">
                <text:p>0.953204</text:p>
              </table:table-cell>
              <table:table-cell office:value-type="float" office:value="0.953713">
                <text:p>0.95371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2899">
                <text:p>0.952899</text:p>
              </table:table-cell>
              <table:table-cell office:value-type="float" office:value="0.942421">
                <text:p>0.942421</text:p>
              </table:table-cell>
              <table:table-cell office:value-type="float" office:value="0.942523">
                <text:p>0.942523</text:p>
              </table:table-cell>
              <table:table-cell office:value-type="float" office:value="0.941811">
                <text:p>0.941811</text:p>
              </table:table-cell>
              <table:table-cell office:value-type="float" office:value="0.947609">
                <text:p>0.94760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351">
                <text:p>0.95351</text:p>
              </table:table-cell>
              <table:table-cell office:value-type="float" office:value="0.93998">
                <text:p>0.93998</text:p>
              </table:table-cell>
              <table:table-cell office:value-type="float" office:value="0.93998">
                <text:p>0.93998</text:p>
              </table:table-cell>
              <table:table-cell office:value-type="float" office:value="0.942014">
                <text:p>0.942014</text:p>
              </table:table-cell>
              <table:table-cell office:value-type="float" office:value="0.953103">
                <text:p>0.95310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53103">
                <text:p>0.953103</text:p>
              </table:table-cell>
              <table:table-cell office:value-type="float" office:value="0.950763">
                <text:p>0.950763</text:p>
              </table:table-cell>
              <table:table-cell office:value-type="float" office:value="0.945473">
                <text:p>0.945473</text:p>
              </table:table-cell>
              <table:table-cell office:value-type="float" office:value="0.945473">
                <text:p>0.945473</text:p>
              </table:table-cell>
              <table:table-cell office:value-type="float" office:value="0.947813">
                <text:p>0.94781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3611">
                <text:p>0.953611</text:p>
              </table:table-cell>
              <table:table-cell office:value-type="float" office:value="0.940895">
                <text:p>0.940895</text:p>
              </table:table-cell>
              <table:table-cell office:value-type="float" office:value="0.94059">
                <text:p>0.94059</text:p>
              </table:table-cell>
              <table:table-cell office:value-type="float" office:value="0.942014">
                <text:p>0.942014</text:p>
              </table:table-cell>
              <table:table-cell office:value-type="float" office:value="0.949237">
                <text:p>0.9492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51475">
                <text:p>0.951475</text:p>
              </table:table-cell>
              <table:table-cell office:value-type="float" office:value="0.941099">
                <text:p>0.941099</text:p>
              </table:table-cell>
              <table:table-cell office:value-type="float" office:value="0.943032">
                <text:p>0.943032</text:p>
              </table:table-cell>
              <table:table-cell office:value-type="float" office:value="0.942421">
                <text:p>0.942421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53001">
                <text:p>0.953001</text:p>
              </table:table-cell>
              <table:table-cell office:value-type="float" office:value="0.952085">
                <text:p>0.952085</text:p>
              </table:table-cell>
              <table:table-cell office:value-type="float" office:value="0.951577">
                <text:p>0.951577</text:p>
              </table:table-cell>
              <table:table-cell office:value-type="float" office:value="0.950763">
                <text:p>0.950763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51984">
                <text:p>0.951984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081">
                <text:p>0.940081</text:p>
              </table:table-cell>
              <table:table-cell office:value-type="float" office:value="0.940997">
                <text:p>0.940997</text:p>
              </table:table-cell>
              <table:table-cell office:value-type="float" office:value="0.95117">
                <text:p>0.9511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51577">
                <text:p>0.951577</text:p>
              </table:table-cell>
              <table:table-cell office:value-type="float" office:value="0.953103">
                <text:p>0.953103</text:p>
              </table:table-cell>
              <table:table-cell office:value-type="float" office:value="0.948016">
                <text:p>0.948016</text:p>
              </table:table-cell>
              <table:table-cell office:value-type="float" office:value="0.947406">
                <text:p>0.947406</text:p>
              </table:table-cell>
              <table:table-cell office:value-type="float" office:value="0.946999">
                <text:p>0.94699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53204">
                <text:p>0.953204</text:p>
              </table:table-cell>
              <table:table-cell office:value-type="float" office:value="0.940081">
                <text:p>0.940081</text:p>
              </table:table-cell>
              <table:table-cell office:value-type="float" office:value="0.940285">
                <text:p>0.940285</text:p>
              </table:table-cell>
              <table:table-cell office:value-type="float" office:value="0.942218">
                <text:p>0.942218</text:p>
              </table:table-cell>
              <table:table-cell office:value-type="float" office:value="0.953204">
                <text:p>0.95320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53611">
                <text:p>0.953611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42523">
                <text:p>0.942523</text:p>
              </table:table-cell>
              <table:table-cell office:value-type="float" office:value="0.953815">
                <text:p>0.9538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53611">
                <text:p>0.953611</text:p>
              </table:table-cell>
              <table:table-cell office:value-type="float" office:value="0.950865">
                <text:p>0.950865</text:p>
              </table:table-cell>
              <table:table-cell office:value-type="float" office:value="0.949949">
                <text:p>0.949949</text:p>
              </table:table-cell>
              <table:table-cell office:value-type="float" office:value="0.949542">
                <text:p>0.949542</text:p>
              </table:table-cell>
              <table:table-cell office:value-type="float" office:value="0.953713">
                <text:p>0.9537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53103">
                <text:p>0.953103</text:p>
              </table:table-cell>
              <table:table-cell office:value-type="float" office:value="0.620753">
                <text:p>0.620753</text:p>
              </table:table-cell>
              <table:table-cell office:value-type="float" office:value="0.921363">
                <text:p>0.921363</text:p>
              </table:table-cell>
              <table:table-cell office:value-type="float" office:value="0.919939">
                <text:p>0.919939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52594">
                <text:p>0.952594</text:p>
              </table:table-cell>
              <table:table-cell office:value-type="float" office:value="0.941607">
                <text:p>0.941607</text:p>
              </table:table-cell>
              <table:table-cell office:value-type="float" office:value="0.945371">
                <text:p>0.945371</text:p>
              </table:table-cell>
              <table:table-cell office:value-type="float" office:value="0.942421">
                <text:p>0.942421</text:p>
              </table:table-cell>
              <table:table-cell office:value-type="float" office:value="0.952391">
                <text:p>0.95239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53713">
                <text:p>0.953713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488">
                <text:p>0.940488</text:p>
              </table:table-cell>
              <table:table-cell office:value-type="float" office:value="0.949339">
                <text:p>0.9493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53611">
                <text:p>0.953611</text:p>
              </table:table-cell>
              <table:table-cell office:value-type="float" office:value="0.941099">
                <text:p>0.941099</text:p>
              </table:table-cell>
              <table:table-cell office:value-type="float" office:value="0.941913">
                <text:p>0.941913</text:p>
              </table:table-cell>
              <table:table-cell office:value-type="float" office:value="0.940387">
                <text:p>0.940387</text:p>
              </table:table-cell>
              <table:table-cell office:value-type="float" office:value="0.951577">
                <text:p>0.9515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